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color="#6666ff"/>
    </style:style>
    <style:style style:name="P1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color="#00ccff"/>
    </style:style>
    <style:style style:name="P15" style:family="paragraph" style:parent-style-name="Text_20_body">
      <style:paragraph-properties fo:margin-left="0cm" fo:margin-right="0cm" fo:text-align="justify" style:justify-single-word="false" fo:text-indent="0.499cm" style:auto-text-indent="false"/>
      <style:text-properties fo:color="#800000"/>
    </style:style>
    <style:style style:name="P16"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18" style:family="paragraph" style:parent-style-name="Text_20_body">
      <style:paragraph-properties fo:margin-left="0cm" fo:margin-right="0cm" fo:text-align="justify" style:justify-single-word="false" fo:text-indent="0.499cm" style:auto-text-indent="false"/>
      <style:text-properties fo:color="#66ffff"/>
    </style:style>
    <style:style style:name="P1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1" style:family="paragraph" style:parent-style-name="Text_20_body">
      <style:paragraph-properties fo:margin-left="0cm" fo:margin-right="0cm" fo:margin-top="0cm" fo:margin-bottom="0.212cm" fo:text-align="justify" style:justify-single-word="false" fo:text-indent="0.499cm" style:auto-text-indent="false"/>
    </style:style>
    <style:style style:name="P22"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23"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24" style:family="paragraph" style:parent-style-name="Text_20_body">
      <style:paragraph-properties fo:margin-left="0cm" fo:margin-right="0cm" fo:margin-top="0cm" fo:margin-bottom="0.212cm" fo:text-align="center" style:justify-single-word="false" fo:text-indent="0.499cm" style:auto-text-indent="false"/>
      <style:text-properties fo:language="ru" fo:country="RU"/>
    </style:style>
    <style:style style:name="P25"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26"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27"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style:style>
    <style:style style:name="P28"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29" style:family="paragraph" style:parent-style-name="Standard">
      <style:paragraph-properties fo:margin-left="0cm" fo:margin-right="0cm" fo:margin-top="0cm" fo:margin-bottom="0.212cm" fo:text-align="justify" style:justify-single-word="false" fo:text-indent="0.499cm" style:auto-text-indent="false"/>
    </style:style>
    <style:style style:name="P30"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style:style>
    <style:style style:name="P31"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3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background-color="transparent"/>
    </style:style>
    <style:style style:name="P33" style:family="paragraph" style:parent-style-name="Text_20_body">
      <style:text-properties fo:language="ru" fo:country="RU"/>
    </style:style>
    <style:style style:name="P34" style:family="paragraph" style:parent-style-name="Text_20_body">
      <style:paragraph-properties fo:text-align="justify" style:justify-single-word="false"/>
      <style:text-properties fo:language="ru" fo:country="RU"/>
    </style:style>
    <style:style style:name="P35" style:family="paragraph" style:parent-style-name="Text_20_body">
      <style:paragraph-properties fo:text-align="justify" style:justify-single-word="false"/>
    </style:style>
    <style:style style:name="P36" style:family="paragraph" style:parent-style-name="Text_20_body">
      <style:paragraph-properties fo:margin-top="0cm" fo:margin-bottom="0.212cm" fo:text-align="justify" style:justify-single-word="false"/>
      <style:text-properties fo:language="ru" fo:country="RU"/>
    </style:style>
    <style:style style:name="P37" style:family="paragraph" style:parent-style-name="Text_20_body">
      <style:paragraph-properties fo:margin-top="0cm" fo:margin-bottom="0.212cm" fo:text-align="justify" style:justify-single-word="false"/>
      <style:text-properties fo:language="en" fo:country="US"/>
    </style:style>
    <style:style style:name="P38" style:family="paragraph" style:parent-style-name="Text_20_body">
      <style:paragraph-properties fo:margin-top="0cm" fo:margin-bottom="0.212cm" fo:text-align="justify" style:justify-single-word="false"/>
      <style:text-properties style:use-window-font-color="true" fo:language="ru" fo:country="RU"/>
    </style:style>
    <style:style style:name="P39" style:family="paragraph" style:parent-style-name="Text_20_body">
      <style:paragraph-properties fo:margin-top="0cm" fo:margin-bottom="0.212cm" fo:text-align="justify" style:justify-single-word="false"/>
      <style:text-properties style:use-window-font-color="true" fo:language="ru" fo:country="RU" fo:background-color="transparent"/>
    </style:style>
    <style:style style:name="P40" style:family="paragraph" style:parent-style-name="Text_20_body">
      <style:paragraph-properties fo:margin-top="0cm" fo:margin-bottom="0.212cm" fo:text-align="justify" style:justify-single-word="false"/>
      <style:text-properties fo:color="#ff3333" fo:language="ru" fo:country="RU"/>
    </style:style>
    <style:style style:name="P41" style:family="paragraph" style:parent-style-name="Text_20_body">
      <style:paragraph-properties fo:margin-top="0cm" fo:margin-bottom="0.212cm" fo:text-align="justify" style:justify-single-word="false"/>
      <style:text-properties fo:color="#ff3333" fo:language="ru" fo:country="RU" fo:background-color="transparent"/>
    </style:style>
    <style:style style:name="P42"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43" style:family="paragraph" style:parent-style-name="First_20_line_20_indent">
      <style:text-properties fo:language="ru" fo:country="RU"/>
    </style:style>
    <style:style style:name="P44" style:family="paragraph" style:parent-style-name="First_20_line_20_indent">
      <style:text-properties fo:font-size="15pt" fo:language="ru" fo:country="RU" style:font-size-asian="15pt" style:font-size-complex="15pt"/>
    </style:style>
    <style:style style:name="P45" style:family="paragraph" style:parent-style-name="First_20_line_20_indent">
      <style:paragraph-properties fo:margin-left="0cm" fo:margin-right="0cm" fo:text-indent="0cm" style:auto-text-indent="false"/>
      <style:text-properties fo:language="ru" fo:country="RU"/>
    </style:style>
    <style:style style:name="P46" style:family="paragraph" style:parent-style-name="Text_20_body">
      <style:paragraph-properties fo:margin-left="0cm" fo:margin-right="0cm" fo:margin-top="0cm" fo:margin-bottom="0.212cm" fo:text-align="justify" style:justify-single-word="false" fo:text-indent="0cm" style:auto-text-indent="false"/>
    </style:style>
    <style:style style:name="P47"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48"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49"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50"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51"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52"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53" style:family="paragraph" style:parent-style-name="Text_20_body">
      <style:paragraph-properties fo:margin-left="0cm" fo:margin-right="0cm" fo:text-align="justify" style:justify-single-word="false" fo:text-indent="0cm" style:auto-text-indent="false"/>
    </style:style>
    <style:style style:name="P54" style:family="paragraph" style:parent-style-name="Text_20_body">
      <style:paragraph-properties fo:margin-left="0cm" fo:margin-right="0cm" fo:text-align="justify" style:justify-single-word="false" fo:text-indent="0cm" style:auto-text-indent="false"/>
      <style:text-properties fo:color="#800000"/>
    </style:style>
    <style:style style:name="P55"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56" style:family="paragraph" style:parent-style-name="Text_20_body">
      <style:paragraph-properties fo:margin-left="0cm" fo:margin-right="0cm" fo:text-align="center" style:justify-single-word="false" fo:text-indent="0cm" style:auto-text-indent="false"/>
    </style:style>
    <style:style style:name="P57" style:family="paragraph" style:parent-style-name="Contents_20_2">
      <style:paragraph-properties>
        <style:tab-stops>
          <style:tab-stop style:position="18.424cm" style:type="right" style:leader-style="dotted" style:leader-text="."/>
        </style:tab-stops>
      </style:paragraph-properties>
    </style:style>
    <style:style style:name="P58" style:family="paragraph" style:parent-style-name="Contents_20_1">
      <style:paragraph-properties>
        <style:tab-stops>
          <style:tab-stop style:position="18.923cm" style:type="right" style:leader-style="dotted" style:leader-text="."/>
        </style:tab-stops>
      </style:paragraph-properties>
    </style:style>
    <style:style style:name="P59" style:family="paragraph" style:parent-style-name="Contents_20_3">
      <style:paragraph-properties>
        <style:tab-stops>
          <style:tab-stop style:position="17.925cm" style:type="right" style:leader-style="dotted" style:leader-text="."/>
        </style:tab-stops>
      </style:paragraph-properties>
    </style:style>
    <style:style style:name="P60" style:family="paragraph" style:parent-style-name="Text_20_body" style:list-style-name="L1">
      <style:paragraph-properties fo:text-align="justify" style:justify-single-word="false"/>
    </style:style>
    <style:style style:name="P61" style:family="paragraph" style:parent-style-name="Text_20_body" style:list-style-name="L1">
      <style:paragraph-properties fo:text-align="justify" style:justify-single-word="false"/>
      <style:text-properties fo:language="ru" fo:country="RU"/>
    </style:style>
    <style:style style:name="P62" style:family="paragraph" style:parent-style-name="Text_20_body" style:list-style-name="L2">
      <style:paragraph-properties fo:text-align="justify" style:justify-single-word="false"/>
      <style:text-properties fo:language="ru" fo:country="RU"/>
    </style:style>
    <style:style style:name="P63" style:family="paragraph" style:parent-style-name="Text_20_body" style:list-style-name="L3">
      <style:text-properties fo:language="ru" fo:country="RU"/>
    </style:style>
    <style:style style:name="P6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fo:language="ru" fo:country="RU" fo:font-style="italic" fo:background-color="#ffff00"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7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7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73" style:family="paragraph" style:parent-style-name="Text_20_body" style:list-style-name="L5">
      <style:paragraph-properties fo:margin-left="0cm" fo:margin-right="0cm" fo:margin-top="0cm" fo:margin-bottom="0.212cm" fo:text-align="justify" style:justify-single-word="false" fo:text-indent="0.499cm" style:auto-text-indent="false"/>
      <style:text-properties fo:language="ru" fo:country="RU"/>
    </style:style>
    <style:style style:name="P74" style:family="paragraph" style:parent-style-name="Text_20_body" style:list-style-name="L6">
      <style:paragraph-properties fo:margin-left="0cm" fo:margin-right="0cm" fo:margin-top="0cm" fo:margin-bottom="0.212cm" fo:text-align="justify" style:justify-single-word="false" fo:text-indent="0.499cm" style:auto-text-indent="false"/>
      <style:text-properties fo:language="ru" fo:country="RU"/>
    </style:style>
    <style:style style:name="P75"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6" style:family="paragraph" style:parent-style-name="Text_20_body">
      <style:paragraph-properties fo:margin-left="0cm" fo:margin-right="0cm" fo:text-align="justify" style:justify-single-word="false" fo:text-indent="0.499cm" style:auto-text-indent="false" fo:background-color="#ffff00">
        <style:background-image/>
      </style:paragraph-properties>
    </style:style>
    <style:style style:name="P77" style:family="paragraph" style:parent-style-name="Text_20_body">
      <style:paragraph-properties fo:margin-left="0cm" fo:margin-right="0cm" fo:text-align="center" style:justify-single-word="false" fo:text-indent="0.499cm" style:auto-text-indent="false" fo:background-color="#ffff00">
        <style:background-image/>
      </style:paragraph-properties>
    </style:style>
    <style:style style:name="P78" style:family="paragraph" style:parent-style-name="Text_20_body">
      <style:paragraph-properties fo:margin-left="0cm" fo:margin-right="0cm" fo:text-align="justify" style:justify-single-word="false" fo:text-indent="0.499cm" style:auto-text-indent="false" fo:background-color="#ffff00">
        <style:background-image/>
      </style:paragraph-properties>
      <style:text-properties fo:font-style="italic" style:font-style-asian="italic" style:font-style-complex="italic"/>
    </style:style>
    <style:style style:name="P79" style:family="paragraph" style:parent-style-name="Text_20_body" style:list-style-name="L8">
      <style:paragraph-properties fo:margin-top="0cm" fo:margin-bottom="0.212cm" fo:text-align="justify" style:justify-single-word="false"/>
      <style:text-properties fo:language="en" fo:country="US"/>
    </style:style>
    <style:style style:name="P80" style:family="paragraph" style:parent-style-name="Text_20_body" style:list-style-name="L8">
      <style:paragraph-properties fo:margin-top="0cm" fo:margin-bottom="0.212cm" fo:text-align="justify" style:justify-single-word="false"/>
      <style:text-properties fo:color="#ff3333" fo:language="ru" fo:country="RU"/>
    </style:style>
    <style:style style:name="P81" style:family="paragraph" style:parent-style-name="Heading_20_1">
      <style:paragraph-properties fo:margin-left="0cm" fo:margin-right="0cm" fo:text-align="center" style:justify-single-word="false" fo:text-indent="0.499cm" style:auto-text-indent="false"/>
    </style:style>
    <style:style style:name="P82" style:family="paragraph" style:parent-style-name="Heading_20_2">
      <style:text-properties fo:language="ru" fo:country="RU"/>
    </style:style>
    <style:style style:name="P83" style:family="paragraph" style:parent-style-name="First_20_line_20_indent" style:list-style-name="L7">
      <style:paragraph-properties fo:margin-left="0cm" fo:margin-right="0cm" fo:text-indent="0cm" style:auto-text-indent="false"/>
      <style:text-properties fo:language="ru" fo:country="RU"/>
    </style:style>
    <style:style style:name="T1" style:family="text">
      <style:text-properties fo:language="ru" fo:country="RU"/>
    </style:style>
    <style:style style:name="T2" style:family="text">
      <style:text-properties fo:language="ru" fo:country="RU" fo:font-style="italic" style:font-style-asian="italic" style:font-style-complex="italic"/>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color="#ff3333"/>
    </style:style>
    <style:style style:name="T6" style:family="text">
      <style:text-properties fo:color="#ff3333" fo:language="ru" fo:country="RU"/>
    </style:style>
    <style:style style:name="T7" style:family="text">
      <style:text-properties fo:font-style="italic" style:font-style-asian="italic" style:font-style-complex="italic"/>
    </style:style>
    <style:style style:name="T8" style:family="text">
      <style:text-properties fo:color="#6666ff" fo:language="ru" fo:country="RU"/>
    </style:style>
    <style:style style:name="T9" style:family="text">
      <style:text-properties fo:color="#800000"/>
    </style:style>
    <style:style style:name="T10" style:family="text">
      <style:text-properties fo:color="#800000" fo:language="ru" fo:country="RU"/>
    </style:style>
    <style:style style:name="T11" style:family="text">
      <style:text-properties fo:color="#800000" fo:language="en" fo:country="US"/>
    </style:style>
    <style:style style:name="T12" style:family="text">
      <style:text-properties fo:color="#ff6600" fo:language="ru" fo:country="RU"/>
    </style:style>
    <style:style style:name="T13" style:family="text">
      <style:text-properties fo:font-weight="bold" style:font-weight-asian="bold" style:font-weight-complex="bold"/>
    </style:style>
    <style:style style:name="T14" style:family="text">
      <style:text-properties style:use-window-font-color="true"/>
    </style:style>
    <style:style style:name="T15"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Последний фанфик</text:h>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58">Последний фанфик<text:tab/>1</text:p>
          <text:p text:style-name="P57">Прочитанные фанфики<text:tab/>2</text:p>
          <text:p text:style-name="P59">Лучшие<text:tab/>2</text:p>
          <text:p text:style-name="P59">Похуже<text:tab/>2</text:p>
          <text:p text:style-name="P57">Идеи<text:tab/>3</text:p>
          <text:p text:style-name="P57">Факты об Эквестрии (согласовать с вики)<text:tab/>4</text:p>
          <text:p text:style-name="P57">Действующие лица<text:tab/>6</text:p>
          <text:p text:style-name="P59">Макс<text:tab/>6</text:p>
          <text:p text:style-name="P59">Влад<text:tab/>6</text:p>
          <text:p text:style-name="P59">Нексус<text:tab/>6</text:p>
          <text:p text:style-name="P59">Селестия<text:tab/>6</text:p>
          <text:p text:style-name="P59">Луна<text:tab/>6</text:p>
          <text:p text:style-name="P59">Дискорд<text:tab/>6</text:p>
          <text:p text:style-name="P59">Твайлайт Спаркл<text:tab/>6</text:p>
          <text:p text:style-name="P59">Спайк<text:tab/>7</text:p>
          <text:p text:style-name="P59">Рэрити<text:tab/>7</text:p>
          <text:p text:style-name="P59">Рэйнбоу Дэш<text:tab/>7</text:p>
          <text:p text:style-name="P59">Пинки Пай<text:tab/>7</text:p>
          <text:p text:style-name="P59">Эпплджек<text:tab/>7</text:p>
          <text:p text:style-name="P59">Флаттершай<text:tab/>7</text:p>
          <text:p text:style-name="P59">Кимеринн Брэйвкнайт<text:tab/>7</text:p>
          <text:p text:style-name="P59">Хорст Мэдтроттер<text:tab/>7</text:p>
          <text:p text:style-name="P59">Калрус Клодвэй<text:tab/>7</text:p>
          <text:p text:style-name="P59">Алекс<text:tab/>7</text:p>
          <text:p text:style-name="P59">Ростик<text:tab/>7</text:p>
          <text:p text:style-name="P59">Стас<text:tab/>8</text:p>
          <text:p text:style-name="P59">Рома<text:tab/>8</text:p>
          <text:p text:style-name="P59">Анджела<text:tab/>8</text:p>
          <text:p text:style-name="P57">Положения<text:tab/>8</text:p>
          <text:p text:style-name="P57">Сноски<text:tab/>8</text:p>
          <text:p text:style-name="P57">Сюжет (кратко)<text:tab/>8</text:p>
          <text:p text:style-name="P57">Сюжет (детально)<text:tab/>9</text:p>
          <text:p text:style-name="P57">Терра<text:tab/>9</text:p>
          <text:p text:style-name="P57">Замок принцесс<text:tab/>15</text:p>
          <text:p text:style-name="P57">Кантерлот<text:tab/>20</text:p>
          <text:p text:style-name="P57">Рассказ Селестии (“1001 ночь”)<text:tab/>22</text:p>
          <text:p text:style-name="P57">ЛСД-чаепитие<text:tab/>24</text:p>
          <text:p text:style-name="P57">Рейд пони-рэйнджеров<text:tab/>26</text:p>
          <text:p text:style-name="P57">Рейд пони-рэйнджеров-2 (продолжение рейда пони-рэйнджеров)<text:tab/>29</text:p>
          <text:p text:style-name="P57">Продолжение ЛСД-чаепития<text:tab/>32</text:p>
          <text:p text:style-name="P57">В библиотеке замка Селестии<text:tab/>34</text:p>
          <text:p text:style-name="P57">Понивилль<text:tab/>36</text:p>
          <text:p text:style-name="P57">Знакомство с Элементами Гармонии<text:tab/>39</text:p>
          <text:p text:style-name="P57">Первый сеанс двойного сна. Рэрити<text:tab/>42</text:p>
          <text:p text:style-name="P57">Сон Макса<text:tab/>44</text:p>
          <text:p text:style-name="P57">День с Пинки<text:tab/>45</text:p>
          <text:p text:style-name="P57">День с Рэйнбоу Дэш<text:tab/>46</text:p>
          <text:p text:style-name="P57"><text:soft-page-break/>Сон Рэрити<text:tab/>53</text:p>
          <text:p text:style-name="P57">Озарение<text:tab/>72</text:p>
          <text:p text:style-name="P57">Почти.<text:tab/>74</text:p>
          <text:p text:style-name="P57">Дискорд<text:tab/>74</text:p>
          <text:p text:style-name="P57">Селестия<text:tab/>77</text:p>
          <text:p text:style-name="P57">Назад, в Эквестрию<text:tab/>82</text:p>
          <text:p text:style-name="P58">Беседа за столиком в ночи<text:tab/>83</text:p>
          <text:p text:style-name="P57">Земля<text:tab/>92</text:p>
        </text:index-body>
      </text:table-of-content>
      <text:p text:style-name="P1"/>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4578962672892271802" text:style-name="L1">
        <text:list-item>
          <text:p text:style-name="P60">добавить детектив <text:span text:style-name="T1">(реализовано)</text:span>+ магические уроки/трактаты Старсвирла</text:p>
        </text:list-item>
        <text:list-item>
          <text:p text:style-name="P61">Терра несколько раз пытается убить Макса (один раз — в аквапарке). Несколько раз Макса спасает Селестия (даёт приказы Нексусу)</text:p>
        </text:list-item>
        <text:list-item>
          <text:p text:style-name="P61">Книги:</text:p>
        </text:list-item>
      </text:list>
      <text:list xml:id="list4330272071679776000" text:style-name="L2">
        <text:list-item>
          <text:p text:style-name="P62">«Великие грифоны прошлого» - из канона (5<text:span text:style-name="T3">s8e)</text:span></text:p>
        </text:list-item>
        <text:list-item>
          <text:p text:style-name="P62">«Высшие заклинания в повседневном использовании: от песчинки до дворца»</text:p>
        </text:list-item>
        <text:list-item>
          <text:p text:style-name="P62">«Малоизвестные аспекты магии трансформаций»</text:p>
        </text:list-item>
        <text:list-item>
          <text:p text:style-name="P6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62">Дасти Вейфарер «Зебрианская культура, быт и фольклор»</text:p>
        </text:list-item>
        <text:list-item>
          <text:p text:style-name="P62">«Краткая история Эквестрии»</text:p>
        </text:list-item>
        <text:list-item>
          <text:p text:style-name="P62">«Шедевры архитектуры Эквестрии» с разделом о Кантерлотском Королевском Дворце</text:p>
        </text:list-item>
        <text:list-item>
          <text:p text:style-name="P62"><text:soft-page-break/>«Великие дела и великие чары». Страница 893: …</text:p>
        </text:list-item>
        <text:list-item>
          <text:p text:style-name="P62">Трактат Свирла Бородатого “Основы магического искусства” <text:span text:style-name="T3">(</text:span>моё)</text:p>
        </text:list-item>
      </text:list>
      <text:p text:style-name="P3"/>
      <text:h text:style-name="Heading_20_2" text:outline-level="2">Факты об Эквестрии <text:span text:style-name="T1">(согласовать с вики)</text:span></text:h>
      <text:list xml:id="list1945105000172436764" text:style-name="L3">
        <text:list-item>
          <text:p text:style-name="P6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6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63">Селестия — переменчивая пони. В одно время не строгая, а в другое может быть такой, что страшно становится</text:p>
        </text:list-item>
        <text:list-item>
          <text:p text:style-name="P6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63">Около 820-ти лет назад будущий маг Лайтнинг Стар поступил на обучение к наставнику Тииспоту</text:p>
        </text:list-item>
        <text:list-item>
          <text:p text:style-name="P6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6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6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63">У Селестии грива и хвост развеваются и переливаются от магического шампуня</text:p>
        </text:list-item>
        <text:list-item>
          <text:p text:style-name="P63">Тело Селестии очень крепкое — может выдержать несколько тонн земли</text:p>
        </text:list-item>
        <text:list-item>
          <text:p text:style-name="P63">Дискорд намного старше принцесс, его магия сильнее ихней на голову</text:p>
        </text:list-item>
        <text:list-item>
          <text:p text:style-name="P63">Луна младше Селестии на 3 года. Сёстрам около 5000 лет</text:p>
        </text:list-item>
        <text:list-item>
          <text:p text:style-name="P63">Принцессы начали войну с Дискордом в возрасте, когда им было около 700 лет — и продолжалась война почти сто лет</text:p>
        </text:list-item>
        <text:list-item>
          <text:p text:style-name="P63">Самый главный враг сестёр и Дискорда — скука</text:p>
        </text:list-item>
        <text:list-item>
          <text:p text:style-name="P63">В Эквестрии на одного жеребца приходится четыре - пять кобыл</text:p>
        </text:list-item>
        <text:list-item>
          <text:p text:style-name="P6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63">Селестия в первые полторы тысячи лет путешествовала — и заварила несколько войн (две — с Эквестрией, в одной была против Луны)</text:p>
        </text:list-item>
        <text:list-item>
          <text:p text:style-name="P63">Настоящий цвет гривы Селестии — клубнично-розовая. Радужный цвет гривы и хвоста поддерживается магией</text:p>
        </text:list-item>
        <text:list-item>
          <text:p text:style-name="P63">Кроме Дискорда, старше сестёр ещё старейшина драконов</text:p>
        </text:list-item>
        <text:list-item>
          <text:p text:style-name="P63">Кэйденс не прожила и 60-ти лет и является низкорожденной</text:p>
        </text:list-item>
        <text:list-item>
          <text:p text:style-name="P63"><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63">Народ тихо фигел от нововведений и с ещё большим ожесточением продолжал делать по-своему</text:p>
        </text:list-item>
        <text:list-item>
          <text:p text:style-name="P6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6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63">Когда пони женятся, они обмениваются ножными браслетами</text:p>
        </text:list-item>
        <text:list-item>
          <text:p text:style-name="P63">Светилами, кроме сестёр, могут управлять единороги (группы), Дискорд, Твайлайт и Старсвирл</text:p>
        </text:list-item>
        <text:list-item>
          <text:p text:style-name="P63">Королева Кризалис — правительница Зелёной Долины</text:p>
        </text:list-item>
        <text:list-item>
          <text:p text:style-name="P63">Мать Луны и Селестии — аликорн Лорен. Мать Дискорда — Алиса (пони-человек)</text:p>
        </text:list-item>
        <text:list-item>
          <text:p text:style-name="P6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3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3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35">Искусственный интеллект. Создан Владом и Максом. Разработан для управления корпорациями.</text:p>
      <text:h text:style-name="Heading_20_3" text:outline-level="3">Селестия</text:h>
      <text:p text:style-name="P3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3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3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3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3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53">Единорог. Холост, молод, мечтателен. Живёт в Кантерлоте. В свободное время рисует облака.</text:p>
      <text:h text:style-name="Heading_20_3" text:outline-level="3">Алекс</text:h>
      <text:p text:style-name="P53">Менеджер проектов, над одним из которых (Нексус) работает Макс.</text:p>
      <text:h text:style-name="Heading_20_3" text:outline-level="3">Ростик</text:h>
      <text:p text:style-name="P53">Лидер команды тестировщиков</text:p>
      <text:h text:style-name="Heading_20_3" text:outline-level="3">Стас</text:h>
      <text:p text:style-name="P53">Программист-новичок в команде Макса.</text:p>
      <text:h text:style-name="Heading_20_3" text:outline-level="3">Рома</text:h>
      <text:p text:style-name="P53">Программист в команде UI-программистов</text:p>
      <text:h text:style-name="Heading_20_3" text:outline-level="3">Анджела</text:h>
      <text:p text:style-name="P53">Сисадмин. Флиртует с Максом.</text:p>
      <text:p text:style-name="P53"/>
      <text:h text:style-name="Heading_20_2" text:outline-level="2">Положения</text:h>
      <text:p text:style-name="P5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1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text:soft-page-break/>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2">В <text:span text:style-name="T1">конце</text:span> каждой главы <text:span text:style-name="T1">(чтобы не спойлерить)</text:span> - рисунок мозаики, отображающий суть главы.</text:p>
      <text:p text:style-name="P12"/>
      <text:h text:style-name="Heading_20_2" text:outline-level="2">Терра</text:h>
      <text:p text:style-name="P11">музыка - кондовая электронная, холодная и отчаянная (стиль Pet Shop Boys)</text:p>
      <text:p text:style-name="P11"/>
      <text:p text:style-name="P54">202<text:span text:style-name="T1">6</text:span>. Середина или конец декабря. Мир киберпанка. Наркомания (наркотики от крокодила до ЛСД), <text:soft-page-break/>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54">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54">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55">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11"/>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и я понял, что он близок к срыву.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 и уйдёт к гуглу. А проект закроют. Мне так и написать на надгробном камне Дайсона: тим лид проекта ушёл в запой, семь лет работы в жопу?</text:p>
      <text:p text:style-name="P4">Блядь!</text:p>
      <text:p text:style-name="P3"><text:soft-page-break/>– Ладно, уболтал.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аривались.</text:p>
      <text:p text:style-name="P8"><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0">В в уголке <text:span text:style-name="T3">RnD-</text:span><text:span text:style-name="T1">зоны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0">Я повесил куртку на спинку кресла и включил комп.</text:p>
      <text:p text:style-name="P2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0">Я запустил административную консоль и ввёл <text:span text:style-name="T1">логин и пароль</text:span>. Голосовой модуль у нас ещё не отлажен, обойдёмся текстом.</text:p>
      <text:p text:style-name="P7"/>
      <text:p text:style-name="P20"><text:span text:style-name="T4">&gt;\</text:span><text:span text:style-name="T7">Привет, Нексус. Это Макс.</text:span></text:p>
      <text:p text:style-name="P10"><text:span text:style-name="T3">&lt;\</text:span>Привет Макс. <text:span text:style-name="T1">Рад тебя видеть. Где ты отсутствовал три дня?</text:span></text:p>
      <text:p text:style-name="P10"><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9"/>
      <text:p text:style-name="P20">Так, что тут у нас? По логам видно, что <text:s/>три последних запроса вызвали сбои в работе кластера и заставили перегрузиться один из хостов.</text:p>
      <text:p text:style-name="P20">Введём-ка парочку <text:span text:style-name="T1">простейших</text:span> вопросов <text:span text:style-name="T1">для разминки</text:span>.</text:p>
      <text:p text:style-name="P20"/>
      <text:p text:style-name="P10"><text:span text:style-name="T3">&gt;\</text:span>Как называется наш проект?</text:p>
      <text:p text:style-name="P10"><text:span text:style-name="T3">&lt;\</text:span>Дайсон.</text:p>
      <text:p text:style-name="P10"><text:span text:style-name="T3">&gt;\</text:span>Сколько тебе лет?</text:p>
      <text:p text:style-name="P10"><text:span text:style-name="T3">&lt;\</text:span>Два года с начала запуска кластера.</text:p>
      <text:p text:style-name="P10"><text:span text:style-name="T3">&gt;\</text:span>Какой сейчас год?</text:p>
      <text:p text:style-name="P10"><text:span text:style-name="T3">&gt;\</text:span>202<text:span text:style-name="T1">6</text:span>-й.</text:p>
      <text:p text:style-name="P10"/>
      <text:p text:style-name="P20">Так, на закрытые словарные вопросы ответы есть <text:span text:style-name="T1">—</text:span> значит, речевой транслятор и база знаний в порядке.</text:p>
      <text:p text:style-name="P20"><text:soft-page-break/>Проверим бизнес-логику на тестовой задачке.</text:p>
      <text:p text:style-name="P19"/>
      <text:p text:style-name="P10"><text:span text:style-name="T3">&gt;\</text:span>Нексус, отключи память <text:span text:style-name="T1">заданий</text:span> за последнюю неделю.</text:p>
      <text:p text:style-name="P10"><text:span text:style-name="T3">&lt;\</text:span>Выполнено.</text:p>
      <text:p text:style-name="P10"><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10"><text:span text:style-name="T3">&lt;\</text:span><text:span text:style-name="T1">Тебя понял. Читаю задачу...</text:span></text:p>
      <text:p text:style-name="P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9">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9">Ограничени<text:span text:style-name="T1">е 2: решение должно находиться в правовых рамках уголовного и административного кодекса.</text:span></text:p>
      <text:p text:style-name="P9">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19"><text:span text:style-name="T4">&lt;\</text:span><text:span text:style-name="T2">Выполняю задачу</text:span><text:span text:style-name="T7">...</text:span></text:p>
      <text:p text:style-name="P9"><text:span text:style-name="T3">&lt;\</text:span>...</text:p>
      <text:p text:style-name="P9"><text:span text:style-name="T3">&lt;\</text:span>Решение:</text:p>
      <text:p text:style-name="P9"><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9"><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8">Подробный план действий по дням приведен в файле «Война корпораций_A_06.09.2026_23<text:span text:style-name="T3">:47.bmf»</text:span></text:p>
      <text:p text:style-name="P9"/>
      <text:p text:style-name="P69">&lt;<text:span text:style-name="T1">как-то говённо. Улучшить</text:span>&gt;</text:p>
      <text:p text:style-name="P20">Хм, не понял? Ч<text:span text:style-name="T1">ё</text:span> за хрень?</text:p>
      <text:p text:style-name="P20"><text:soft-page-break/></text:p>
      <text:p text:style-name="P10"><text:span text:style-name="T3">&gt;</text:span>\Нексус, почему ты используешь жёсткие настройки <text:span text:style-name="T1">для решения задачи</text:span>?</text:p>
      <text:p text:style-name="P20"><text:span text:style-name="T4">&lt;\</text:span><text:span text:style-name="T7">Настройки правильные.</text:span></text:p>
      <text:p text:style-name="P20"><text:span text:style-name="T7"/></text:p>
      <text:p text:style-name="P2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0"><text:span text:style-name="T1">Ч</text:span>то у нас с аналитикой?</text:p>
      <text:p text:style-name="P7"/>
      <text:p text:style-name="P10"><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0"/>
      <text:p text:style-name="P20">Вместо ответа Нексус выплюнул в консоль длинную строку букв и служебных символов, среди которых бросилась в глаза строка “<text:span text:style-name="T13">incompartible interface Analytics v.0.93 beta</text:span>”</text:p>
      <text:p text:style-name="P20">Ага, уже теплее.</text:p>
      <text:p text:style-name="P20"/>
      <text:p text:style-name="P10"><text:span text:style-name="T3">&gt;</text:span>\Нексус, выдай <text:span text:style-name="T1">краткую </text:span>диагностику модулей <text:span text:style-name="T1">аналитики</text:span></text:p>
      <text:p text:style-name="P20"/>
      <text:p text:style-name="P20">Йо! </text:p>
      <text:p text:style-name="P20">Видеокамеры молча наблюдают за поднятым вверх <text:span text:style-name="T1">большим пальцем</text:span>.</text:p>
      <text:p text:style-name="P20">Всё понятно. Версия аналитического модуля устарела и стала несовместимой с последним релизом кибермозга. </text:p>
      <text:p text:style-name="P20">Набираю номер прожект-мэнеджера.</text:p>
      <text:p text:style-name="P2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0"><text:span text:style-name="T3">– </text:span>Окей. Спасибо, Макс. <text:span text:style-name="T1">Выручил.</text:span></text:p>
      <text:p text:style-name="P2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20"><text:span text:style-name="T1">– Но эти установки работают не в тестовом кластере, а на продакшене.</text:span></text:p>
      <text:p text:style-name="P20"><text:span text:style-name="T1">– Забей, это не наше дело.</text:span></text:p>
      <text:p text:style-name="P20"><text:span text:style-name="T1">– </text:span>Ааа, понятно. Ну ладно, у меня всё. <text:span text:style-name="T1">Отбой</text:span>!</text:p>
      <text:p text:style-name="P72"><text:span text:style-name="T1">– Отбой</text:span>. <text:span text:style-name="T1">Ещё раз спасибо, что помог. Жаль, что ты ушёл</text:span><text:span text:style-name="T3">.</text:span></text:p>
      <text:p text:style-name="P75">Гудки.</text:p>
      <text:p text:style-name="P20"><text:span text:style-name="T1">У</text:span>ходя попрощался с охранником, <text:span text:style-name="T1">который увлечённо исследовал подробности педофилии</text:span>.</text:p>
      <text:p text:style-name="P20">Всё, свободен. Хотя <text:s/><text:span text:style-name="T1">воскресенье</text:span> уже испорчен<text:span text:style-name="T1">о</text:span>.</text:p>
      <text:p text:style-name="P56">***</text:p>
      <text:p text:style-name="P3"><text:soft-page-break/>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Переломав перед этим все рёбр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ое прикосновение нищего вернуло меня к реальности.</text:p>
      <text:p text:style-name="P3">Я тупо уставился на него, ничего не понимая. Бородач в ожидании переминался с ноги на ногу. Он уже повернулся было уходить, когда я таки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3"/>
      <text:p text:style-name="P3"/>
      <text:p text:style-name="P3"/>
      <text:p text:style-name="P3"/>
      <text:p text:style-name="P76">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 <text:span text:style-name="T3">&lt;</text:span><text:span text:style-name="T10">Расписать</text:span><text:span text:style-name="T3">&gt;</text:span></text:p>
      <text:p text:style-name="P76">Дома настойчиво мяукала <text:span text:style-name="T3">&lt;</text:span><text:span text:style-name="T9">Няшка</text:span><text:span text:style-name="T3">&gt;</text:span>, требуя ужина. <text:span text:style-name="T3">&lt;</text:span><text:span text:style-name="T12">Она потом выскочит во двор и спасётся от голодной смерти во время трёхмесячного пребывания Макса в Эквестрии</text:span><text:span text:style-name="T3">&gt;</text:span></text:p>
      <text:p text:style-name="P76">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76">Надоело, всё надоело. За-дол-ба-ло!</text:p>
      <text:p text:style-name="P76">Какое-то сосущее чувство. Хочется куда-то бежать, догнать что-то важное, <text:s/>ускользающее из сознания.</text:p>
      <text:p text:style-name="P76">Ах, да. Сбегать вниз, в аптеку, купить средство от бессонницы. Вчера последняя пачка закончилась.</text:p>
      <text:p text:style-name="P76">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text:soft-page-break/>царящая в душе уже многие месяцы.</text:p>
      <text:p text:style-name="P77">***</text:p>
      <text:p text:style-name="P76">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76">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text:span text:style-name="T1">Реальность фантазиям не соответствовала в худшую сторону. </text:span>Ладно, каждому своё.<text:span text:style-name="T3">&lt;</text:span><text:span text:style-name="T10">Переписать не так плаксиво</text:span><text:span text:style-name="T3">&gt;</text:span></text:p>
      <text:p text:style-name="P76">Всё же интересно наблюдать за суетливо движущимися светлячками внизу. И сравнивать эту суету с мириадами неподвижных звёзд вверху.</text:p>
      <text:p text:style-name="P76">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78">Тьфу, что за мысли пошли!</text:p>
      <text:p text:style-name="P76">Я вспомнил Влада, полгода назад прыгнувшего с крыши <text:span text:style-name="T1">своей</text:span> многоэтажки.</text:p>
      <text:p text:style-name="P78">Нет, это не для меня. Я сюда пришёл любоваться звёздами. И только.</text:p>
      <text:p text:style-name="P76">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76">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76">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76">Друг у него был.</text:p>
      <text:p text:style-name="P76">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76"><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76"><text:span text:style-name="T1">– </text:span>Эк ты себя умалил, до “толкового программиста”! <text:span text:style-name="T1">–</text:span> хмыкнул я. <text:span text:style-name="T1">– </text:span>Весь “Дайсон” на тебе держится!</text:p>
      <text:p text:style-name="P76"><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text:soft-page-break/>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76"><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76">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76">Вот что я хочу тебе объяснить <text:span text:style-name="T1">—</text:span> красные от недосыпа глаза Влада буквально прожигали меня в тот наш последний разговор...</text:p>
      <text:p text:style-name="P76">...Сейчас прах Влада хранится в маленькой урне в крематории на Байковом, его идеи умерли вместе с ним, а я разговариваю сам с собой.</text:p>
      <text:p text:style-name="P78">Звёзды на мгновение пришли в движение, провернувшись на полградуса вокруг одной особо яркой.</text:p>
      <text:p text:style-name="P76">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76">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76"><text:span text:style-name="T7">Картинка дёрнулась и поплыла, звёзды опять стали вращаться.</text:span> </text:p>
      <text:p text:style-name="P76">Теряю сознание, что ли? Надо отойти от перил. Надо...</text:p>
      <text:p text:style-name="P78">В глазах потемнело. Перила предательски хрустнули. Последним видением стал проступающий на фоне звёздного неба образ.</text:p>
      <text:p text:style-name="P76">Остатками сознания почувствовал исчезновение опоры под спиной и начало падения.</text:p>
      <text:p text:style-name="P76">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3">Музыка быстрая, тревожная, надорваная и печальная</text:p>
      <text:p text:style-name="P13"/>
      <text:p text:style-name="P54">Оказывается, Селестия, Твайлайт, Луна и Дискорд сотворили самое таинственное и могучее заклинание <text:soft-page-break/><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5"/>
      <text:p text:style-name="P1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3"/>
      <text:p text:style-name="P13"/>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text:p>
      <text:p text:style-name="P1">Единорог поднял голову.</text:p>
      <text:p text:style-name="P1"><text:span text:style-name="T3">–</text:span> Она очнулась. <text:span text:style-name="T3">&lt;</text:span><text:span text:style-name="T10">Объяснить, почему Макс понимает их язык</text:span><text:span text:style-name="T3">&gt;</text:span></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кончиком рога моего лба. Боль из плеч и затылка ушла, звон в голове утих. 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text:p>
      <text:p text:style-name="P1"><text:span text:style-name="T1">–</text:span> Так это и есть наша <text:span text:style-name="T3">&lt;</text:span><text:span text:style-name="T9">защита от неведомой угрозы</text:span><text:span text:style-name="T3">&gt;</text:span>??? Ахахахахахаха! <text:span text:style-name="T3">–</text:span> <text:span text:style-name="T1">р</text:span>аздался насмешливый мужской баритон откуда-то из-за спины единорога и рядом с её мордой появилась голов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Хахахахаха! У старика Свирла было отменное чувство юмора! А я-то всегда считал его занудой!</text:p>
      <text:p text:style-name="P1"><text:soft-page-break/><text:span text:style-name="T1">–</text:span> Тише, Дискорд! Ты пугаешь её! Должно быть, мы что-то напутали с последовательностью.</text:p>
      <text:p text:style-name="P1"><text:span text:style-name="T1">– </text:span>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Как же! Дискорд! Да, я просмотрел несколько этих детских мультиков <text:span text:style-name="T1">—</text:span> главного увлечения Влада в последние годы. </text:p>
      <text:p text:style-name="P1"><text:span text:style-name="T3">&lt;</text:span><text:span text:style-name="T10">На самом деле первые Макс просмотрел первые несколько мультиков за компанию с Владом</text:span><text:span text:style-name="T3">&gt;</text:span>После самоубийства Влада я в поисках причины его хандры начал знакомиться с темой МЛП и просматривать сериал <text:span text:style-name="T1">—</text:span>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text:p>
      <text:p text:style-name="P1"><text:span text:style-name="T1">–</text:span> Такая хорошенькая! Интересно, к какому виду она принадлежит? Неужели Хомо? Я встречала упоминания и неточные описания этих сказочных существ в трудах <text:span text:style-name="T1">С</text:span>вирла и его учеников. Не говоря уже о сказках. <text:span text:style-name="T1">–</text:span> Надо мной склонилась ещё одна рогатая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3">&lt;</text:span><text:span text:style-name="T10">аликорн?</text:span><text:span text:style-name="T3">&gt;</text:span>.</text:p>
      <text:p text:style-name="P1"><text:span text:style-name="T1">–</text:span> Не знаю, не знаю <text:span text:style-name="T1">–</text:span> с сомнением произнесла Селестия (а это могла быть только она). <text:span text:style-name="T1">–</text:span>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 Ты можешь идти? <text:span text:style-name="T1">–</text:span> обратилась она ко мне.</text:p>
      <text:p text:style-name="P1"><text:span text:style-name="T1">–</text:span> Вполне.</text:p>
      <text:p text:style-name="P1">Я встал. </text:p>
      <text:p text:style-name="P1"><text:span text:style-name="T1">–</text:span> Здравствуй, принцесса Селестия.</text:p>
      <text:p text:style-name="P1">Она удивлённо посмотрела на меня.</text:p>
      <text:p text:style-name="P1"><text:span text:style-name="T1">–</text:span> Ты знаешь меня?</text:p>
      <text:p text:style-name="P1"><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1">Звонко цокая копытами в зал вбежал светлый, закованый в латы пегас.</text:p>
      <text:p text:style-name="P1"><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1"><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1">Селестия махнула головой по направлению к выходу, и все бросились галопом за светлым пегасом.</text:p>
      <text:p text:style-name="P1">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Затихший было цокот копыт снова усилился, в повороте коридора показалась Селестия. Она резко <text:soft-page-break/>затормозила всеми четырьмя копытами возле меня, разворачиваясь на ходу.</text:p>
      <text:p text:style-name="P1"><text:span text:style-name="T1">–</text:span> Запрыгивай <text:span text:style-name="T1">–</text:span> разгневанно фыркнула она и ткнулась в меня боком.</text:p>
      <text:p text:style-name="P1">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1">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10">Живая лошадь — не кошка, </text:span><text:span text:style-name="T10">ухаживать за ней сложнее</text:span><text:span text:style-name="T3">&gt;</text:span></text:p>
      <text:p text:style-name="P1">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1"><text:span text:style-name="T3">–</text:span> Держись! <text:span text:style-name="T3">–</text:span> <text:span text:style-name="T1">н</text:span>е успев процедить это сквозь сжатые зубы, Селестия пустилась вскачь.</text:p>
      <text:p text:style-name="P1">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1">Выход был уже совсем рядом, когда нас встретила Луна.</text:p>
      <text:p text:style-name="P1"><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1">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1">Яростно метнув <text:span text:style-name="T3">&lt;</text:span><text:span text:style-name="T9">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1"><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1">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1">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1"><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1"><text:span text:style-name="T1">–</text:span> Вправо! <text:span text:style-name="T1">–</text:span> заорал Дискорд.</text:p>
      <text:p text:style-name="P1">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1">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1">Послышаля ещё один хлопок.</text:p>
      <text:p text:style-name="P1"><text:span text:style-name="T1">–</text:span> Влево, <text:span text:style-name="T1">–</text:span> заорал Дискорд и толкнул колесницу влево. Снова треск, свист, щёлканье воздуха.</text:p>
      <text:p text:style-name="P1">Снова хлопок, но какой-то нечёткий, двойной.</text:p>
      <text:p text:style-name="P1"><text:soft-page-break/><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1">Это было ошибкой.</text:p>
      <text:p text:style-name="P1">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1">Пятёрка скакунов молча ускорилась, а их попавшийся собрат бился в обьятиях лианы как мотылёк в паутине.</text:p>
      <text:p text:style-name="P1">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1">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1">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1"><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6">&lt;<text:span text:style-name="T12">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1"><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1">Твайлайт немигающим взглядом провожала его.</text:p>
      <text:p text:style-name="P1"><text:span text:style-name="T1">–</text:span> Как?... Как?... <text:span text:style-name="T1">–</text:span> бормотала она. <text:span text:style-name="T1">–</text:span> Почему? <text:s/>Не понимаю. Не могу понять. Не понимаю…</text:p>
      <text:p text:style-name="P1">…</text:p>
      <text:p text:style-name="P1">Я огляделся.</text:p>
      <text:p text:style-name="P1"><text:span text:style-name="T1">–</text:span> А где Дискорд?</text:p>
      <text:p text:style-name="P1">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1"><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1">Селестия высвободилась из обьятий рыдающей сестры и подошла к заднему борту колесницы.</text:p>
      <text:p text:style-name="P1">Я перегнулся через борт.</text:p>
      <text:p text:style-name="P1">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text:soft-page-break/>змея была усеянна колючками. Морда Дискорда была перемазана зелёным соком, в зубах застряли остроконечные треугольные листья.</text:p>
      <text:p text:style-name="P1">Селестия, навалившись грудью на борт, вытянула шею и ухватила Дискорда зубами за загривок.</text:p>
      <text:p text:style-name="P1"><text:span text:style-name="T1">–</text:span> Помоги! <text:span text:style-name="T1">–</text:span> процедила она сквозь зубы.</text:p>
      <text:p text:style-name="P1">Я вышел из ступора и, в свою очередь, ухватился одной рукой за борт, второй <text:span text:style-name="T1">—</text:span> за лапу Дискорда.</text:p>
      <text:p text:style-name="P1"><text:span text:style-name="T1">–</text:span> Считай до трёх! <text:span text:style-name="T1">–</text:span> <text:span text:style-name="T3">&lt;</text:span><text:span text:style-name="T9">процедила</text:span><text:span text:style-name="T3">&gt;</text:span> сквозь сжатые зубы Селестия.</text:p>
      <text:p text:style-name="P1"><text:span text:style-name="T3">–</text:span> Раз! Два! Три! У-у-ух! <text:span text:style-name="T3">–</text:span> мы поднапряглись и таки втянули немалую тушу Дискорда в повозку.</text:p>
      <text:p text:style-name="P1"><text:span text:style-name="T3">–</text:span> Ффух. Выкарабкались. Почти без потерь, <text:span text:style-name="T3">–</text:span> заметил Дискорд, оглядывая крыло.</text:p>
      <text:p text:style-name="P1"><text:span text:style-name="T3">–</text:span> Кимеринн погиб, <text:span text:style-name="T3">–</text:span> прошептала Луна.</text:p>
      <text:p text:style-name="P1"><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1">Дальше мы летели молча.</text:p>
      <text:p text:style-name="P1"/>
      <text:h text:style-name="Heading_20_2" text:outline-level="2">Кантерлот</text:h>
      <text:p text:style-name="Text_20_body"/>
      <text:p text:style-name="P18">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8">“Глава IV. Пределы магии.<text:span text:style-name="T3">”</text:span></text:p>
      <text:p text:style-name="P8">Есть четыре предела магии: </text:p>
      <text:list xml:id="list5799307914597246433" text:style-name="L4">
        <text:list-item>
          <text:p text:style-name="P65">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65">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65">Второй предел. На сём пределе мы встречаем взаимодействие с Природой, Созидательным <text:soft-page-break/>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65">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8">Глава V. Основы.</text:p>
      <text:p text:style-name="P8">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8">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8">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3">–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3">&lt;</text:span>“Основы магического <text:span text:style-name="T3">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3">–</text:span> Уже иду. Где я могу её найти?</text:p>
      <text:p text:style-name="P1"><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text:soft-page-break/>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3">–</text:span> Её высочество у себя в покоях. Проходите.</text:p>
      <text:p text:style-name="P1"><text:span text:style-name="T3">–</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10">На самом деле, Селестия — сибаритка, в отличие от спартанки - Луны</text:span><text:span text:style-name="T3">&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9">Одним из таких немногих был Кимеринн</text:span><text:span text:style-name="T3">&gt;</text:span>…</text:p>
      <text:p text:style-name="P1"><text:span text:style-name="T3">–</text:span> Мне очень жаль, что так получилось… Селестия.</text:p>
      <text:p text:style-name="P1">Она через силу улыбнулась. </text:p>
      <text:p text:style-name="P1"><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2">***</text:p>
      <text:p text:style-name="P1">Аликорны очень <text:span text:style-name="T1">одиноки&lt;</text:span><text:span text:style-name="T10">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0">???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3">&lt;</text:span><text:span text:style-name="T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text:span><text:soft-page-break/><text:span text:style-name="T9">слабее.</text:span><text:span text:style-name="T3">&gt;</text:span></text:p>
      <text:p text:style-name="P6"/>
      <text:h text:style-name="Heading_20_2" text:outline-level="2">Рассказ Селестии <text:span text:style-name="T9">(“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10">...</text:span><text:span text:style-name="T3">&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1"><text:span text:style-name="T3">–</text:span> Да, Ваше Высочество, <text:span text:style-name="T3">–</text:span> гонец потупил взгляд, глаза его забегали, <text:span text:style-name="T3">–</text:span> по состоянию здоровья.</text:p>
      <text:p text:style-name="P1"><text:span text:style-name="T3">–</text:span> Какая болезнь посетила Клаудсдейл, что целых два крыла жеребят пропустили экзамены?</text:p>
      <text:p text:style-name="P1"><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1"><text:span text:style-name="T3">–</text:span> Сами <text:span text:style-name="T3">—</text:span> что? <text:span text:style-name="T3">–</text:span> Я постепенно начала понимать причину смущения гонца.</text:p>
      <text:p text:style-name="P1"><text:span text:style-name="T3">–</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3">–</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1"><text:span text:style-name="T3">–</text:span> А где восьмой? <text:span text:style-name="T3">–</text:span> удивилась я. <text:span text:style-name="T3">–</text:span> Мне сказали, вас было восемь. Восемь отказавшихся летать.</text:p>
      <text:p text:style-name="P1"><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1"><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text:soft-page-break/>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3">–</text:span> И я.</text:p>
      <text:p text:style-name="P1"><text:span text:style-name="T3">–</text:span> И я тоже.</text:p>
      <text:p text:style-name="P1"><text:span text:style-name="T3">–</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text:soft-page-break/></text:p>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5"><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1"/>
      <text:p text:style-name="P1"><text:span text:style-name="T3">–</text:span> И что же, те жеребята перестали бояться экзаменов?</text:p>
      <text:p text:style-name="P1"><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3">–</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3">–</text:span> Ты вылила заварку? Зачем? - удивился я.</text:p>
      <text:p text:style-name="P1"><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oft-page-break/><text:span text:style-name="T3">–</text:span> Ты могла бы нести меня телекинезом. Я, после того, как узнал о ваших способностях, удивлялся, почему ты этого не сделала?</text:p>
      <text:p text:style-name="P1"><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15"><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3">–</text:span> А что же было дальше? Ты сказала, что случай с жеребятами был только началом?</text:p>
      <text:p text:style-name="P1"><text:span text:style-name="T3">–</text:span> А дальше всё было хуже, намного хуже...</text:p>
      <text:p text:style-name="P1"/>
      <text:h text:style-name="Heading_20_2" text:outline-level="2">Рейд пони-рэйнджеров</text:h>
      <text:p text:style-name="P1"/>
      <text:p text:style-name="P14">(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1"><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1"><text:span text:style-name="T3">–</text:span> У нас, в Аппалузе, это называется “салют легионера”, <text:span text:style-name="T3">–</text:span> усмехнулся Хорст. <text:span text:style-name="T3">–</text:span> Мало кто из врагов его <text:soft-page-break/>переживает.</text:p>
      <text:p text:style-name="P1"><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1"><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3">–</text:span> Шанту?</text:p>
      <text:p text:style-name="P1"><text:span text:style-name="T3">–</text:span> Ваше Высочество? Мы никогда не встречали такое существо раньше и я…</text:p>
      <text:p text:style-name="P1"><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8">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3">&lt;</text:span><text:span text:style-name="T10">Добавить кокатрикса, мантикору и древесных волков. Тентаклианы переименовать в пландерсиды</text:span><text:span text:style-name="T3">&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1"><text:soft-page-break/>Поэтому мы ещё тщательнее стали высматривать в траве камни древнего пути. Когда-то это был самый <text:span text:style-name="T3">&lt;</text:span><text:span text:style-name="T9">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1"><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3">–</text:span> Дискорд! Что их убило? <text:span text:style-name="T3">–</text:span> присвистнул обошедший Хорста с другой стороны Калрус.</text:p>
      <text:p text:style-name="P1"><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3">–</text:span> Это королевский конвой. Такие были на службе у принцесс ещё лет двадцать назад, до Раздора.</text:p>
      <text:p text:style-name="P1"><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text:p>
      <text:p text:style-name="P1"><text:span text:style-name="T3">–</text:span> Откуда там останки пегасов? Кто мог поймать их там? Они могут уйти от любой засады.</text:p>
      <text:p text:style-name="P1"><text:span text:style-name="T3">–</text:span> Не знаю, как насчёт летунов, принцессса, но когда мы осматривали кости, на нас было совершено нападение...</text:p>
      <text:p text:style-name="P1"><text:span text:style-name="T3">–</text:span> Вот как? На королевскую стражу в центре Эквестрии? Кто же это был?</text:p>
      <text:p text:style-name="P1"><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text:soft-page-break/>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9">???</text:span><text:span text:style-name="T3">&gt;</text:span></text:p>
      <text:p text:style-name="P1">Луна обошла Кимеринна. </text:p>
      <text:p text:style-name="P1"><text:span text:style-name="T3">–</text:span> У вас рассечен бок. И колотая рана на шее.</text:p>
      <text:p text:style-name="P1"><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1"><text:span text:style-name="T3">–</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3">–</text:span> Я ценю вашу службу и хочу достойно наградить вас. Спрашивайте.</text:p>
      <text:p text:style-name="P1"><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1"><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1">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3">–</text:span> Ну что же… Я рада оказать такую услугу… Тебе…</text:p>
      <text:p text:style-name="P1"><text:span text:style-name="T3">–</text:span> Принцесса…</text:p>
      <text:p text:style-name="P1"><text:span text:style-name="T3">–</text:span> Луна, мой дорогой. Для тебя <text:span text:style-name="T3">—</text:span> Луна…</text:p>
      <text:p text:style-name="P1">...</text:p>
      <text:p text:style-name="P1"/>
      <text:h text:style-name="Heading_20_2" text:outline-level="2">Рейд пони-рэйнджеров-2 (<text:span text:style-name="T9">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text:soft-page-break/>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3">&lt;</text:span><text:span text:style-name="T9">гидрорысью</text:span><text:span text:style-name="T3">&gt;</text:span> и нападением <text:span text:style-name="T3">&lt;</text:span><text:span text:style-name="T9">тентаклиан</text:span><text:span text:style-name="T3">&gt;</text:span> казался мне ещё опаснее. А если этот корабль обследовать как следует…</text:p>
      <text:p text:style-name="P1"><text:span text:style-name="T3">–</text:span> Заночуем внутри. - <text:span text:style-name="T1">р</text:span>ешил я.</text:p>
      <text:p text:style-name="P1"><text:span text:style-name="T3">&lt;</text:span><text:span text:style-name="T9">Нужен ли тут самолёт? Нужен артефакт из Fallout Equestria - летучий корабль</text:span>?<text:span text:style-name="T3">&gt;</text:span></text:p>
      <text:p text:style-name="P1">Утро встретило нас туманом. Я пытался рассмотреть руины замка на противоположном берегу.</text:p>
      <text:p text:style-name="P1"><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1"><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3">–</text:span> Поворачивайте, уходите от болота! <text:span text:style-name="T3">–</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3">–</text:span> Дискорд тебе в крыло, Ким, ты таки заставил нас попотеть! Что там за чертовщина?</text:p>
      <text:p text:style-name="P1"><text:soft-page-break/>Я отлепился от серебристой поверхности и прыгул на землю.</text:p>
      <text:p text:style-name="P1"><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3">– </text:span>Схватил бы за крыло <text:span text:style-name="T3">—</text:span> я бы не вырвался.</text:p>
      <text:p text:style-name="P1">Я взглянул вверх. На металлической стенке чётко отпечатались четыре полукруга копыт. </text:p>
      <text:p text:style-name="P1"><text:span text:style-name="T3">–</text:span> И пришлось бы тебе за меня во дворце отдуваться.</text:p>
      <text:p text:style-name="P1"><text:span text:style-name="T3">–</text:span> Нашел что-нибудь интересное в развалинах?</text:p>
      <text:p text:style-name="P1"><text:span text:style-name="T3">–</text:span> А как же! Странное такое. Похожее на обезьяну. Но стройнее и грациознее. И оно было одето…</text:p>
      <text:p text:style-name="P1"><text:span text:style-name="T3">–</text:span> Одето?</text:p>
      <text:p text:style-name="P1"><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3">–</text:span> Ещ одно неизвестное чудовище! <text:s/>Что-то их тут много развелось.</text:p>
      <text:p text:style-name="P1">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3">–</text:span> Вы ведь в неопасное место идёте, да?</text:p>
      <text:p text:style-name="P1"><text:span text:style-name="T3">–</text:span> Да, Силк Мэйн, в неопасное.</text:p>
      <text:p text:style-name="P1"><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3">–</text:span> Силк, не волнуйся, если будет опасно, мы сразу же повернём. (И пойдём другой дорогой <text:span text:style-name="T3">—</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text:soft-page-break/>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3">—</text:span> ничтожны.</text:p>
      <text:p text:style-name="P1"><text:span text:style-name="T3">–</text:span> Возвращаемся, Мэдди, <text:span text:style-name="T3">–</text:span> решил я. <text:span text:style-name="T3">–</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3">–</text:span> Пони умеют переносить тяготы, Макс. <text:span text:style-name="T3">–</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1"><text:span text:style-name="T3">–</text:span> Нет, вполне тепло. <text:span text:style-name="T3">–</text:span> Я тоже встал с подушек размять затёкшие ноги.</text:p>
      <text:p text:style-name="P1"><text:span text:style-name="T3">–</text:span> Уборная там. <text:span text:style-name="T3">–</text:span> Селестия показала на неприметную дверцу за занавеской в углу.</text:p>
      <text:p text:style-name="P1"><text:span text:style-name="T3">–</text:span> Как ты догадалась? <text:span text:style-name="T3">–</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3">&lt;</text:span><text:span text:style-name="T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1"><text:span text:style-name="T3">&lt;</text:span><text:span text:style-name="T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1"><text:soft-page-break/>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3">–</text:span> То есть, Кимеринн видел человека у развалин замка?</text:p>
      <text:p text:style-name="P1"><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3">–</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3">–</text:span> А кто-нибудь поблизости не заметил, как они исчезают?</text:p>
      <text:p text:style-name="P1"><text:span text:style-name="T3">–</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3">–</text:span> Тия, я…</text:p>
      <text:p text:style-name="P1"><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1">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3">–</text:span> Остальное ты знаешь. И я была бы счастлива, если бы ты дал мне хотя бы намёк на то, почему <text:soft-page-break/>заклинание призвало тебя сюда. Хотя бы намёк.</text:p>
      <text:p text:style-name="P1"><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1"><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3">&lt;</text:span><text:span text:style-name="T9">34 - утерянная глава </text:span><text:span text:style-name="T3">&gt;</text:span></text:p>
      <text:p text:style-name="P1"><text:span text:style-name="T3">&lt;</text:span><text:span text:style-name="T9">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1">Селестия встала и начала по очереди сгибать-разгибать ноги, разминая суставы.</text:p>
      <text:p text:style-name="P1"><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1"><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3">&lt;</text:span><text:span text:style-name="T9">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9">название библиотеки</text:span><text:span text:style-name="T3">&gt;</text:span>, пытаясь найти хоть какую-нибудь зацепку. Но всё тщётно.</text:p>
      <text:p text:style-name="P1">Если верить заклинанию, я <text:span text:style-name="T3">—</text:span> внешняя сила, и если меня хорошо попросить <text:span text:style-name="T3">&lt;</text:span><text:span text:style-name="T9">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text:soft-page-break/>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3">&lt;</text:span>Ожидание<text:span text:style-name="T3">&gt;</text:span></text:p>
      <text:p text:style-name="P1">Наконец двери зала для приёмов растворились, и оттуда вышел потерянного вида пегас.<text:span text:style-name="T3">&lt;</text:span><text:span text:style-name="T10">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3">–</text:span> А, это ты, Макс? <text:span text:style-name="T3">–</text:span> она повернулась ко мне. <text:span text:style-name="T3">–</text:span> Какие новости?</text:p>
      <text:p text:style-name="P1"><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3">–</text:span> Пятьдесят шесть из восьмидесяти? И чем это грозит? Ведь даже не сдав экзамен они не разучатся летать?</text:p>
      <text:p text:style-name="P1"><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3">–</text:span> А почему вы не поселитесь в более пригодном для земледелия месте?</text:p>
      <text:p text:style-name="P1"><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1">Я кивнул.</text:p>
      <text:p text:style-name="P1"><text:span text:style-name="T3">–</text:span> Спасибо, Тия. Сделаю всё, что в моих силах. Я действительно хочу вам помочь.</text:p>
      <text:p text:style-name="P1"><text:soft-page-break/>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3">–</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10">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1"/>
      <text:p text:style-name="P17">–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17">– Куда проваливаться? – не понял я</text:p>
      <text:p text:style-name="P17">–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3">–</text:span> Привет, Твайлайт Спаркл! Ещё не поздно?</text:p>
      <text:p text:style-name="P1"><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text:soft-page-break/>Селестия?</text:p>
      <text:p text:style-name="P1"><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1"><text:span text:style-name="T3">–</text:span> М-м-м. В описании заклинания Свирл упоминал гармонию. Я и подумал, а что, если это кат-то связано с тобой и твоими друзьями?</text:p>
      <text:p text:style-name="P1"><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1"><text:span text:style-name="T3">–</text:span> М-м-м… “...на укрепление гармонии нашего континуума...”.</text:p>
      <text:p text:style-name="P1">Твайлайт начала в возбуждении ходить по читальному залу.</text:p>
      <text:p text:style-name="P1"><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10">аликорнице?</text:span><text:span text:style-name="T3">&gt;</text:span>.</text:p>
      <text:p text:style-name="P1"><text:span text:style-name="T3">–</text:span> Да нет, всё в порядке, Спайк. <text:span text:style-name="T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3">–</text:span> Вообще-то говоря, мне каждеся, внешняя сила <text:span text:style-name="T1">—</text:span> это я. Я точно произошёл не в Эквестрии и вообще не в этом мире.</text:p>
      <text:p text:style-name="P1"><text:span text:style-name="T3">–</text:span> Да, логично, <text:span text:style-name="T3">–</text:span> сказала в нос Твайлайт. <text:span text:style-name="T3">–</text:span> Могла бы и сама догадаться.</text:p>
      <text:p text:style-name="P1"><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1"><text:span text:style-name="T3">–</text:span> Заклинания Свирла Бородатого обычно срабатывают без ошибок.</text:p>
      <text:p text:style-name="P1"><text:span text:style-name="T3">–</text:span> Если их правильно вызывают, <text:span text:style-name="T3">–</text:span> пробурчал возвратившийся Спайк, укладываясь в корзинку.</text:p>
      <text:p text:style-name="P1"><text:span text:style-name="T3">–</text:span> Что он имел ввиду?</text:p>
      <text:p text:style-name="P1"><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1"/>
      <text:p text:style-name="P1"><text:span text:style-name="T3">&lt;</text:span><text:span text:style-name="T9">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1"><text:span text:style-name="T3">–</text:span> Да, печально получилось <text:span text:style-name="T3">&lt;</text:span><text:span text:style-name="T10">и всего-то</text:span><text:span text:style-name="T1">?</text:span><text:span text:style-name="T3">&gt;</text:span>. Но вернёмся к заклинанию. Во второй раз вы вызвали его <text:soft-page-break/>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3">–</text:span> Нет, она мне ничего не говорила. Но, видишь ли, ваше королевство и вы сами описаны в моём мире в детском сериале.</text:p>
      <text:p text:style-name="P1"><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3">–</text:span> Вряд ли кто-то из людей побывал здесь до меня. До вас ведь никто не вызывал это заклинание Свирла?</text:p>
      <text:p text:style-name="P1"><text:span text:style-name="T3">–</text:span> Нет. Собрание столь сильных магов запомнилось бы.</text:p>
      <text:p text:style-name="P1"><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3">–</text:span> Вам нравятся рассказы про Эквестрию? <text:span text:style-name="T3">–</text:span> Твайлайт улыбнулась.</text:p>
      <text:p text:style-name="P1"><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3">–</text:span> Брони?</text:p>
      <text:p text:style-name="P1"><text:span text:style-name="T3">–</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3">–</text:span> Ого! У нас есть поклонники! Интересно было бы поговорить об этом с твоим другом.</text:p>
      <text:p text:style-name="P1"><text:span text:style-name="T3">–</text:span> Его нет. Он погиб полгода назад.</text:p>
      <text:p text:style-name="P1"><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1"><text:span text:style-name="T3">–</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3">–</text:span> Нууу, я не думаю, что это описан наша Терра. У нас ничего подобного не водится.</text:p>
      <text:p text:style-name="P1"><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1"><text:soft-page-break/><text:span text:style-name="T3">–</text:span> Печенье испёк Спайк. Он на удивление искусный повар, когда на него находит вдохновение.</text:p>
      <text:p text:style-name="P1"><text:span text:style-name="T3">–</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3">–</text:span> Я помню, ваша магия Элементов Гармонии обладает большой силой.</text:p>
      <text:p text:style-name="P1"><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3">–</text:span> Для восстановления гармонии, говришь, <text:span text:style-name="T3">–</text:span> я почесал затылок.</text:p>
      <text:p text:style-name="P1"><text:span text:style-name="T3">–</text:span> Ну да, это так. Большие возмущения гармонии можно исправить только с помощью… Ой!..</text:p>
      <text:p text:style-name="P1"><text:span text:style-name="T3">–</text:span> Угу, вот именно. Сейчас имеем “большое возмущение гармонии”.</text:p>
      <text:p text:style-name="P1">Твайлайт прижала копыта к вискам.</text:p>
      <text:p text:style-name="P1"><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3">–</text:span> Найтмэр Мун и Дискорд не разорвались и не сгорели.</text:p>
      <text:p text:style-name="P1"><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6"/>
      <text:p text:style-name="P1"><text:span text:style-name="T3">&lt;</text:span><text:span text:style-name="T9">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6"/>
      <text:p text:style-name="P1"><text:span text:style-name="T3">–</text:span> Хорошо, у тебя есть какие-то встречные предложения?</text:p>
      <text:p text:style-name="P1">Твайлайт задумчиво прошлась вдоль книжной полки.</text:p>
      <text:p text:style-name="P1"><text:span text:style-name="T3">–</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oft-page-break/><text:span text:style-name="T3">–</text:span> Для духа я слишком материален.</text:p>
      <text:p text:style-name="P1"><text:span text:style-name="T3">–</text:span> Я знаю. Но ничего более подходящего в голову не приходит. Приходи завтра после обеда. Хорошо?</text:p>
      <text:p text:style-name="P1"><text:span text:style-name="T3">–</text:span> Хорошо, Твайлайт. Приду. Спокойной ночи!</text:p>
      <text:p text:style-name="P1"><text:span text:style-name="T3">–</text:span> Спокойной ночи, Макс!</text:p>
      <text:p text:style-name="P1"/>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oft-page-break/><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text:soft-page-break/>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oft-page-break/>-<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3">&lt;</text:span><text:span text:style-name="T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9">Сон одновременно смотрели Рэрити, Пинки и РД. Флатти и ЭйДжей не успели подойти вовремя, т.к. жили за городом.</text:span><text:span text:style-name="T3">&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1"><text:span text:style-name="T3">–</text:span> Может, и поместимся. Но, вообще, я во сне верчусь.</text:p>
      <text:p text:style-name="P1"><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1"><text:span text:style-name="T3">–</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1"><text:span text:style-name="T3">–</text:span> Рэрити, ты выглядишь… Замечательно выглядишь! <text:span text:style-name="T3">–</text:span> растерянно пролепетала Твайлайт.</text:p>
      <text:p text:style-name="P1"><text:span text:style-name="T3">–</text:span> Дааааааа… Замечательно! <text:span text:style-name="T3">–</text:span> наконец-то смог закрыть рот <text:span text:style-name="T1">и втянуть слюни </text:span>Спайк.</text:p>
      <text:p text:style-name="P1"><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1"><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oft-page-break/><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3">–</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3">–</text:span> Готовы? <text:span text:style-name="T3">–</text:span> Спросила Твайлайт.</text:p>
      <text:p text:style-name="P1"><text:span text:style-name="T3">–</text:span> Я готова. <text:span text:style-name="T3">–</text:span> <text:span text:style-name="T1">о</text:span>тозвалась Рэрити.</text:p>
      <text:p text:style-name="P1"><text:span text:style-name="T3">–</text:span> Готов. <text:span text:style-name="T3">–</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3">&lt;</text:span><text:span text:style-name="T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5"><text:span text:style-name="T3">–</text:span> Готова, <text:span text:style-name="T3">–</text:span> процедила она.</text:p>
      <text:p text:style-name="P15">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1"><text:span text:style-name="T9">Эгрегор Эквестрии </text:span><text:span text:style-name="T11">—</text:span><text:span text:style-name="T9"> Селестия </text:span><text:span text:style-name="T11">—</text:span><text:span text:style-name="T9"> на кончике главного рога Анакорна</text:span><text:span text:style-name="T3">&gt;</text:span></text:p>
      <text:p text:style-name="P2">***</text:p>
      <text:p text:style-name="P1"><text:span text:style-name="T3">–</text:span> Вставай, Макс! <text:span text:style-name="T3">–</text:span> Маленькое копыто надавливало мне на грудь, делая энергичные круговые движения.</text:p>
      <text:p text:style-name="P1"><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1"><text:span text:style-name="T3">–</text:span> Мне не понравился цвет твоей мордочки. Ты стал слишком бледный. Я решила прервать твой сон. Как ты себя ...</text:p>
      <text:p text:style-name="P1"><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1"><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1"><text:span text:style-name="T3">–</text:span> Я в порядке. Что-то удалось узнать? <text:span text:style-name="T3">–</text:span> обратился я к Рэрити.</text:p>
      <text:p text:style-name="P1"><text:soft-page-break/><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1"><text:span text:style-name="T3">– </text:span>Да, Макс?</text:p>
      <text:p text:style-name="P1"><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3">–</text:span> Я помогу-у-у-у! <text:span text:style-name="T3">–</text:span> <text:span text:style-name="T1">з</text:span>апрыгала на месте Пинки.</text:p>
      <text:p text:style-name="P1"><text:span text:style-name="T3">–</text:span> Я помогу! <text:span text:style-name="T3">–</text:span> <text:span text:style-name="T1">н</text:span>еожиданно вызвалась Рэйнбоу Дэш, до этого безучастно наблюдавшая за нами.</text:p>
      <text:p text:style-name="P1"/>
      <text:p text:style-name="P1"><text:span text:style-name="T3">&lt;</text:span><text:span text:style-name="T9">Как возникли пегасы и единороги.</text:span></text:p>
      <text:p text:style-name="P1"><text:span text:style-name="T9">Пони для мирного сосуществования с соседями вступали в межвидовые браки (не только правители, а и целые племена). Единороги </text:span><text:span text:style-name="T10">—</text:span><text:span text:style-name="T9"> гибриды земнопони и истинных единорогов (с раздвоенными копытами и хвостом с кисточкой). Пегасы </text:span><text:span text:style-name="T10">—</text:span><text:span text:style-name="T9"> гибриды земнопони и грифонов (гены пегасов </text:span><text:span text:style-name="T10">—</text:span><text:span text:style-name="T9"> слабые, потому они редко женятся на других пони).</text:span><text:span text:style-name="T3">&gt;</text:span></text:p>
      <text:p text:style-name="P1"/>
      <text:p text:style-name="P1"><text:span text:style-name="T3">–</text:span> Я первая предложила! <text:span text:style-name="T3">–</text:span> возмутилась Пинки.</text:p>
      <text:p text:style-name="P1"><text:span text:style-name="T3">–</text:span> Предложила не ты, а Твайлайт. <text:span text:style-name="T3">–</text:span> <text:span text:style-name="T1">п</text:span>арировала Рэйнбоу Дэш.</text:p>
      <text:p text:style-name="P1"><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1"><text:span text:style-name="T3">–</text:span> Лады. <text:span text:style-name="T3">–</text:span> проворчала пегаска. <text:span text:style-name="T3">–</text:span> Приходи завтра на девять к библиотеке. Нет, лучше на десять.</text:p>
      <text:p text:style-name="P1"><text:span text:style-name="T3">–</text:span> Хорошо, Рэйнбоу Дэш. Договорились.</text:p>
      <text:p text:style-name="P1"><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1"><text:soft-page-break/><text:span text:style-name="T3">–</text:span> Ффух! Дай отдышаться.</text:p>
      <text:p text:style-name="P1"><text:span text:style-name="T3">–</text:span> Устал? <text:span text:style-name="T3">–</text:span> <text:span text:style-name="T1">у</text:span>частливо спросила Пинки.</text:p>
      <text:p text:style-name="P1"><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3">–</text:span> Да? Тогда пойдём перекусим.</text:p>
      <text:p text:style-name="P1">Манерный пони-оффициант выслушал наши пожелания и удалился.</text:p>
      <text:p text:style-name="P1"><text:span text:style-name="T3">–</text:span> А какой у тебя был образ жизни?</text:p>
      <text:p text:style-name="P1"><text:span text:style-name="T3">–</text:span> В основном, сидячий.</text:p>
      <text:p text:style-name="P1"><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3">–</text:span> А у нас сидячая работа в порядке вещей.</text:p>
      <text:p text:style-name="P1"><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3">&lt;</text:span><text:span text:style-name="T9">Рэйнбоу объясняет Максу, почему Пинки расплатилась за него </text:span><text:span text:style-name="T10">—</text:span><text:span text:style-name="T9"> и вспоминает, что когда-то уже объясняла нечто подобное (Леро)</text:span></text:p>
      <text:p text:style-name="P1"><text:span text:style-name="T9">У Твайлайт после видения гибели Кимеринна появились морщинки возле глаз</text:span><text:span text:style-name="T3">&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1"><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1"><text:span text:style-name="T3">–</text:span> Пошли, Рэйнбоу Дэш. А куда?</text:p>
      <text:p text:style-name="P1"><text:span text:style-name="T3">–</text:span> Слушай, зови меня Дэш. А то и мне придётся звать тебя полным именем, а я этого не выношу.</text:p>
      <text:p text:style-name="P1"><text:span text:style-name="T3">–</text:span> Договорились, Дэш. Так куда мы идём?</text:p>
      <text:p text:style-name="P1"><text:span text:style-name="T3">–</text:span> К <text:span text:style-name="T3">&lt;</text:span><text:span text:style-name="T9">водопаду</text:span><text:span text:style-name="T3">&gt;</text:span>. Там здоровски красивое место.</text:p>
      <text:p text:style-name="P1"><text:span text:style-name="T3">–</text:span> А я думал, ты хочешь показать мне Понивилль.</text:p>
      <text:p text:style-name="P1"><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text:soft-page-break/>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3">–</text:span> Дежа вю? Ты об этом?</text:p>
      <text:p text:style-name="P1"><text:span text:style-name="T3">– </text:span>Что? Какое ещё дежавю?</text:p>
      <text:p text:style-name="P1"><text:span text:style-name="T3">–</text:span> Ложные воспоминания. Ты помнишь о чём-то, чего на самом деле никогда не было.</text:p>
      <text:p text:style-name="P1"><text:span text:style-name="T3">–</text:span> Хм. Может, и дежавю… Может… А если всё же было? Но ты не помнишь когда и как?</text:p>
      <text:p text:style-name="P1"><text:span text:style-name="T3">–</text:span> Дэш, не говори загадками. Если хочешь услышать внятный ответ, задавай внятный вопрос.</text:p>
      <text:p text:style-name="P1"><text:span text:style-name="T3">–</text:span> Не готова я… задать внятный вопрос. <text:span text:style-name="T3">–</text:span> <text:span text:style-name="T1">п</text:span>робормотала пегаска. <text:span text:style-name="T3">–</text:span> Нам туда.</text:p>
      <text:p text:style-name="P1">Дэш указала на тропку, уводящую от путей в молодой берёзово-кленовый лесок.</text:p>
      <text:p text:style-name="P1"><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1"><text:span text:style-name="T3">–</text:span> Из меня бегун тот ещё. <text:s/>Я проплыть могу больше, чем пробежать.</text:p>
      <text:p text:style-name="P1"><text:span text:style-name="T3">–</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3">–</text:span> Всё, Дэш. Я больше не могу.</text:p>
      <text:p text:style-name="P1"><text:span text:style-name="T3">–</text:span> Ты шутишь? Мы и полмили не пробежали.</text:p>
      <text:p text:style-name="P1"><text:span text:style-name="T3">–</text:span> Понимаешь, бег <text:span text:style-name="T1">—</text:span> не моя сильная сторона. Никогда не умел долго бегать.</text:p>
      <text:p text:style-name="P1"><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1"><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1"><text:span text:style-name="T3">–</text:span> Мы можем вернуться. А это место ты покажешь мне в другой раз. Выберемся туда в двухдневный поход.</text:p>
      <text:p text:style-name="P1"><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1"><text:span text:style-name="T3">&lt;</text:span><text:span text:style-name="T9">Cначала описать попытку усесться сверху. На первой попытке Макс поранился об брошь в гриве РД в виде радужной молнии</text:span><text:span text:style-name="T3">&gt;</text:span></text:p>
      <text:p text:style-name="P1"><text:span text:style-name="T3">–</text:span> Сможешь меня удержать?</text:p>
      <text:p text:style-name="P1"><text:span text:style-name="T3">–</text:span> Ты про руки, что ли? Смогу. А зачем?</text:p>
      <text:p text:style-name="P1"><text:span text:style-name="T3">–</text:span> Тогда держи меня. За задние ноги.</text:p>
      <text:p text:style-name="P1">И Дэш поднялась в воздух, зависнув на высоте примерно двух метров.</text:p>
      <text:p text:style-name="P1"><text:soft-page-break/>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1"><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3">&lt;</text:span><text:span text:style-name="T9">Дэш расплачивается за Макса в кафе. Когда тот спрашивает, почему она и Пинки платят за него, Дэш, вместо ответа, говорит:</text:span></text:p>
      <text:p text:style-name="P1"><text:span text:style-name="T11">–</text:span><text:span text:style-name="T9"> Пинки? </text:span><text:span text:style-name="T11">–</text:span><text:span text:style-name="T9"> Дэш сморщила нос. </text:span><text:span text:style-name="T11">–</text:span><text:span text:style-name="T9"> Я скажу ей, чтоб больше не </text:span><text:span text:style-name="T11">платила.</text:span><text:span text:style-name="T3">&gt;</text:span></text:p>
      <text:p text:style-name="P1"><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3">–</text:span> Ф-р-р-р. Тьфу! Бр-р-р.</text:p>
      <text:p text:style-name="P1">Дэш выплюнула меня на берег и сама упала рядом.</text:p>
      <text:p text:style-name="P1"><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1"><text:span text:style-name="T3">–</text:span> С чего ты взяла? Я умею.</text:p>
      <text:p text:style-name="P1"><text:span text:style-name="T3">–</text:span> Ты ушёл под воду! И не выныривал! <text:span text:style-name="T3">–</text:span> <text:span text:style-name="T1">о</text:span>т возмущения пегаска даже забыла дышать.</text:p>
      <text:p text:style-name="P1"><text:soft-page-break/><text:span text:style-name="T3">–</text:span> Я не выныривал, потому что решил поплавать под водой. Я, вообще, это дело люблю.</text:p>
      <text:p text:style-name="P1"><text:span text:style-name="T3">–</text:span> Что??! И ты не предупредил меня?!! Знаешь, как я испугалась?!! Ни одна пони без магии столько под водой не продержится!!</text:p>
      <text:p text:style-name="P1"><text:span text:style-name="T3">–</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3">–</text:span> Да. Это я виновата. Я дура. Извини, <text:span text:style-name="T3">–</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3">&lt;</text:span><text:span text:style-name="T9">В Кантерлоте Макс присутствует на церемонии прощания с Кимеринном</text:span><text:span text:style-name="T3">&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3">–</text:span> Ух ты! <text:span text:style-name="T3">–</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3">–</text:span> Как тут…</text:p>
      <text:p text:style-name="P1"><text:span text:style-name="T3">–</text:span> Красиво, правда? <text:span text:style-name="T3">–</text:span> Дэш отследила мой взгляд и кивнула.</text:p>
      <text:p text:style-name="P1"><text:span text:style-name="T3">–</text:span> Красиво <text:span text:style-name="T1">—</text:span> это не то <text:span text:style-name="T1">чувство</text:span>. Тут чудесно! Просто слов нет…</text:p>
      <text:p text:style-name="P1"><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3">–</text:span> А сейчас? Сейчас у тебя есть такое чувство?</text:p>
      <text:p text:style-name="P1"><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3">–</text:span> Это исключено, Дэш. Я никак не мог повстречаться с тобой в своём мире.</text:p>
      <text:p text:style-name="P1"><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oft-page-break/><text:span text:style-name="T3">–</text:span> Тебе надо просушить шерсть. Снимай-ка одежду! <text:span text:style-name="T3">–</text:span> <text:span text:style-name="T1">с</text:span>командовала Дэш.</text:p>
      <text:p text:style-name="P1"><text:span text:style-name="T3">–</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3">–</text:span> Куда это ты спрятался? <text:span text:style-name="T3">–</text:span> <text:span text:style-name="T1">з</text:span>аросли вербы раздвинулись, пропуская пегаску.</text:p>
      <text:p text:style-name="P1"><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3">–</text:span> Ты чего? <text:span text:style-name="T3">–</text:span> <text:span text:style-name="T1">в</text:span> конце-концов озадаченно спросила она. <text:span text:style-name="T3">–</text:span> Что-то не так?</text:p>
      <text:p text:style-name="P1"><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3">–</text:span> А с кем не так? Со мной? С тобой? Или вообще? <text:span text:style-name="T3">–</text:span> <text:span text:style-name="T1">д</text:span>опытывалась пегаска.</text:p>
      <text:p text:style-name="P1"><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1"><text:span text:style-name="T3">–</text:span> Ну и?</text:p>
      <text:p text:style-name="P1"><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3">–</text:span> А какой смысл в этом правиле? Какую цель оно преследует?</text:p>
      <text:p text:style-name="P1"><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3">–</text:span> Вот видишь, ты меня правильно поняла. Описанные тобой табу у нас, кстати, тоже есть.</text:p>
      <text:p text:style-name="P1"><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3">&lt;</text:span><text:span text:style-name="T9">Аликорны </text:span><text:span text:style-name="T11">—</text:span><text:span text:style-name="T9"> элементали. Они воплощают в себе какую-либо сторону чаяний и настроений сообщества пони. Анакорн </text:span><text:span text:style-name="T11">—</text:span><text:span text:style-name="T9"> супераликорн, элементаль всего мира</text:span><text:span text:style-name="T3">&gt;</text:span></text:p>
      <text:p text:style-name="P6"/>
      <text:p text:style-name="P1"><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1">zxcbzxcvb</text:span><text:span text:style-name="T3">&gt;</text:span>.</text:p>
      <text:p text:style-name="P1">Я не ответил.</text:p>
      <text:p text:style-name="P1"><text:soft-page-break/>Пегаска подошла поближе и села, прижавшись тёплым боком ко мне.</text:p>
      <text:p text:style-name="P1"><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1">Вдоволь отсмеявшись, Дэш ткнула меня носом в грудь и спросила:</text:p>
      <text:p text:style-name="P1"><text:span text:style-name="T3">–</text:span> И?</text:p>
      <text:p text:style-name="P1"><text:span text:style-name="T3">–</text:span> Что “и”?</text:p>
      <text:p text:style-name="P1"><text:span text:style-name="T3">–</text:span> Ты сказал: “ А под конец сорвать штаны и…” <text:span text:style-name="T3">–</text:span> вот я и хочу знать, что “и”?</text:p>
      <text:p text:style-name="P1">Я смутился.</text:p>
      <text:p text:style-name="P1"><text:span text:style-name="T3">–</text:span> Да ничего… Не бери в голову.</text:p>
      <text:p text:style-name="P1"><text:span text:style-name="T3">–</text:span> А я хочу брать! Какой ты всё-таки… <text:span text:style-name="T3">–</text:span> Дэш встала, потянувшись сначала передней половиной, потом задней.</text:p>
      <text:p text:style-name="P1"><text:span text:style-name="T3">–</text:span> Какой?</text:p>
      <text:p text:style-name="P1"><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3">–</text:span> Дэш, ты..?</text:p>
      <text:p text:style-name="P1"><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3">–</text:span> Дэш!</text:p>
      <text:p text:style-name="P1"><text:span text:style-name="T3">–</text:span> Да? <text:span text:style-name="T3">–</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3">–</text:span> Ты извини, я туплю. Не потому, что ты мне не нравишься. Просто для меня это необычно <text:span text:style-name="T1">—</text:span> ты же <text:soft-page-break/>пони, а не человеческая девушка. Признаюсь, я не ожидал услышать такое предложение от тебя.</text:p>
      <text:p text:style-name="P1"><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3">–</text:span> Ничего себе!</text:p>
      <text:p text:style-name="P1"><text:span text:style-name="T3">–</text:span> А ты как думал, откуда взялись пони-пегасы и пони-единороги?</text:p>
      <text:p text:style-name="P1"><text:span text:style-name="T3">–</text:span> Я думал, они всегда были.</text:p>
      <text:p text:style-name="P1"><text:span text:style-name="T3">–</text:span> Не всегда. Пегасы произошли от земных пони и грифонов. Пони-единороги <text:span text:style-name="T3">–</text:span> от земных пони и диких единорогов.</text:p>
      <text:p text:style-name="P1"><text:span text:style-name="T3">–</text:span> А что это за дикие единороги?</text:p>
      <text:p text:style-name="P1"><text:span text:style-name="T3">–</text:span> Сейчас они почти не встречаются. У них хвосты как у льва <text:span text:style-name="T1">—</text:span> с кисточкой на конце. И раздвоенные копыта.</text:p>
      <text:p text:style-name="P1"><text:span text:style-name="T3">–</text:span> А аликорны от кого произошли? От пегасов и единорогов?</text:p>
      <text:p text:style-name="P1"><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1"><text:span text:style-name="T3">–</text:span> Что ж, спасибо, что просветила. Однако…</text:p>
      <text:p text:style-name="P1"><text:span text:style-name="T3">–</text:span> Что?</text:p>
      <text:p text:style-name="P1"><text:span text:style-name="T3">–</text:span> Ты лежишь на мне.</text:p>
      <text:p text:style-name="P1"><text:span text:style-name="T3">–</text:span> Ну да, лежу, <text:span text:style-name="T3">–</text:span> Дэш ехидно улыбнулась и заёрзала животом. <text:span text:style-name="T3">–</text:span> А что?</text:p>
      <text:p text:style-name="P1"><text:span text:style-name="T3">–</text:span> А то, что в таком положении я до тебя не достану! У тебя слишком высоко расположена... ммм… анатомия.</text:p>
      <text:p text:style-name="P1"><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3">–</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1"><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1"><text:span text:style-name="T3">–</text:span> Дэш, <text:span text:style-name="T3">–</text:span> рассмеялся я, <text:span text:style-name="T3">–</text:span> отпусти ухо!</text:p>
      <text:p text:style-name="P1"><text:span text:style-name="T3">–</text:span> Отпускаю, <text:span text:style-name="T3">–</text:span> шепнула пегаска мне в ухо. <text:span text:style-name="T3">–</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3">–</text:span> Мы опаздываем! Рэрити назначила на восемь часов вечера у Твайлайт!</text:p>
      <text:p text:style-name="P1"><text:span text:style-name="T3">&lt;</text:span><text:span text:style-name="T9">Р/Д отправляется в сон до Рэрити и там вспоминает Леро/Листа.</text:span><text:span text:style-name="T3">&gt;</text:span></text:p>
      <text:p text:style-name="P1">Пока я одевался, пегаска в нетерпении рыла копытом землю.</text:p>
      <text:p text:style-name="P1"><text:span text:style-name="T3">–</text:span> Оделся? Хватайся! <text:span text:style-name="T3">–</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3">&lt;</text:span><text:span text:style-name="T9">Вкратце суть сна Рэрити.</text:span></text:p>
      <text:p text:style-name="P1"><text:span text:style-name="T9">Она проснулась в мире Терры веб-дизайнером. И мир Эквестрии ей только снился </text:span><text:span text:style-name="T11">—</text:span><text:span text:style-name="T9"> и быстро начал забываться. Т.е. мир Эквестрии - всего лишь сон терранского парня (девушки?)</text:span></text:p>
      <text:p text:style-name="P1"><text:span text:style-name="T9">к экрану - очередь из пони (пони пропадают из Эквестрии). В очереди близко к экрану </text:span><text:span text:style-name="T11">—</text:span><text:span text:style-name="T9"> Селестия. Рэрити </text:span><text:span text:style-name="T11">—</text:span><text:span text:style-name="T9"> без очереди (у неё </text:span><text:span text:style-name="T11">—</text:span><text:span text:style-name="T9"> билет-пропуск от Индрэ).</text:span></text:p>
      <text:p text:style-name="P1"><text:span text:style-name="T9">Рэрити проснулась парнем, т.к. в Эквестрии </text:span><text:span text:style-name="T11">—</text:span><text:span text:style-name="T9"> матриархат, роль терранских мужчин там несут </text:span><text:soft-page-break/><text:span text:style-name="T9">кобылы.</text:span></text:p>
      <text:p text:style-name="P1"><text:span text:style-name="T9">В конце-концов Макс проснётся на Земле, всё это ему приснится и он быстро забудет этот сон. По </text:span><text:span text:style-name="T9">стопам этого сна он напишет книгу</text:span><text:span text:style-name="T3">&gt;</text:span></text:p>
      <text:p text:style-name="P1"/>
      <text:p text:style-name="P2">***</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3">&lt;</text:span><text:span text:style-name="T9">Влад рассказывает Максу о своём сне </text:span><text:span text:style-name="T11">—</text:span><text:span text:style-name="T9"> как он был поняхой, а потом проснулся в мире Терры</text:span><text:span text:style-name="T3">&gt;</text:span></text:p>
      <text:p text:style-name="P6"/>
      <text:p text:style-name="P1"><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1"><text:span text:style-name="T3">–</text:span> Да? Что “тут”? <text:span text:style-name="T3">–</text:span> Твайлайт была вся внимание.</text:p>
      <text:p text:style-name="P1"><text:span text:style-name="T3">–</text:span> Тут я проснулась.</text:p>
      <text:p text:style-name="P1"><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1">(<text:span text:style-name="T3">&lt;</text:span><text:span text:style-name="T9">согласовать с тем, что говорил Анакорн о Р/Д</text:span><text:span text:style-name="T3">&gt;</text:span>). </text:p>
      <text:p text:style-name="P1">Об этом Эгрегоре пишется в книге <text:span text:style-name="T3">&lt;</text:span><text:span text:style-name="T9">Изменчивой Магии</text:span><text:span text:style-name="T3">&gt;</text:span>. То, что Рэрити удалось его увидеть <text:span text:style-name="T3">—</text:span> <text:soft-page-break/>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3">–</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6"/>
      <text:p text:style-name="P1"><text:span text:style-name="T3">&lt;</text:span><text:span text:style-name="T9">обоснование сна для Р/Д. РД видит несколько вариантов историй с Mane6 </text:span><text:span text:style-name="T11">—</text:span><text:span text:style-name="T9"> и с собой + Леро </text:span><text:span text:style-name="T11">—</text:span><text:span text:style-name="T9"> намёк на несовместимые фанфики</text:span></text:p>
      <text:p text:style-name="P1"><text:span text:style-name="T9">Пинки видит кошмар (кексики) и сходит с ума. И ещё она видит как Селестия стала Матрицей (подпрограммой Нексуса)</text:span><text:span text:style-name="T3">&gt;</text:span></text:p>
      <text:p text:style-name="P1"/>
      <text:p text:style-name="P1"><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1"><text:span text:style-name="T3">–</text:span> Кто <text:span text:style-name="T3">—</text:span> она? <text:span text:style-name="T3">–</text:span> повернулась Твайлайт.</text:p>
      <text:p text:style-name="P1"><text:span text:style-name="T3">–</text:span> Её Высочество, принцесса Селестия...</text:p>
      <text:p text:style-name="P1"/>
      <text:p text:style-name="P1"><text:span text:style-name="T3">&lt;</text:span><text:span text:style-name="T9">Подходя к замку Принцесс, Дэш рассказывает Максу обо сне, который она утаила - с Леро.</text:span><text:span text:style-name="T3">&gt;</text:span> </text:p>
      <text:p text:style-name="P1"/>
      <text:p text:style-name="P1"><text:span text:style-name="T3">&lt;</text:span><text:span text:style-name="T9">Кто следующий готов рассказывать?</text:span></text:p>
      <text:p text:style-name="P15">Пинки дёрнулась на месте, но промолчала.</text:p>
      <text:p text:style-name="P1"><text:span text:style-name="T11">–</text:span><text:span text:style-name="T9"> Я расскажу, - шагнула вперёд радужная пегаска. </text:span><text:span text:style-name="T11">–</text:span><text:span text:style-name="T9"> Хотя вряд ли ты узнаешь что-то полезное. Там галиматья какая-то…</text:span><text:span text:style-name="T3">&gt;</text:span></text:p>
      <text:p text:style-name="P1"/>
      <text:p text:style-name="P1"><text:span text:style-name="T3">&lt;</text:span><text:span text:style-name="T9">Сон РД:</text:span></text:p>
      <text:p text:style-name="P15">...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15">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15">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9">В мире Терры они ищут Селестию. В конце-концов Макс находит её в кибермозге </text:span><text:span text:style-name="T11">—</text:span><text:span text:style-name="T9"> в подпрограмме </text:span><text:soft-page-break/><text:span text:style-name="T9">“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text:span><text:span text:style-name="T9">шагает вслед за всеми, но из-за того, что колебался, не успевает пройти и в Эквестрию не попадает. Встреча <text:s/>в астрале с Анакорном </text:span><text:span text:style-name="T11">—</text:span><text:span text:style-name="T9"> Эгрегором Эквестрии. После чего пееренос на Землю на 10 лет назад. Начало написания “Последнего фанфика”.</text:span><text:span text:style-name="T3">&gt;</text:span></text:p>
      <text:p text:style-name="P6"/>
      <text:p text:style-name="P1"><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1"><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3">–</text:span> Странно, я думала, буду последней. Ведь я опоздала на двадцать минут, а Флатти и Эй-Джей не любят опаздывать.<text:span text:style-name="T3">&lt;</text:span><text:span text:style-name="T10">Привести эти же фразы в оригинале</text:span><text:span text:style-name="T3">&gt;</text:span></text:p>
      <text:p text:style-name="P1"><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3">&lt;</text:span><text:span text:style-name="T9">… В открывшемся шкафчике я увидел ряд вычурных бутылок и пузатых графинчиков. Их содержимое не вызывало у меня никаких сомнений.</text:span></text:p>
      <text:p text:style-name="P15"><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15"><text:span text:style-name="T3">–</text:span> А водку у вас принято пить?</text:p>
      <text:p text:style-name="P1"><text:span text:style-name="T11">–</text:span><text:span text:style-name="T9"> Некоторые употребляют. Но правительница Эквестрии, пьющая водку </text:span><text:span text:style-name="T10">—</text:span><text:span text:style-name="T9"> это уже черезчур. </text:span><text:span text:style-name="T11">–</text:span><text:span text:style-name="T9"> Засмеялась Селестия. </text:span><text:span text:style-name="T11">–</text:span><text:span text:style-name="T9">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1"/>
      <text:p text:style-name="P1">При виде его у Дэш что-то шевельнулось внутри. Какое-то странное чувство... Как будто она его <text:soft-page-break/>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3">–</text:span> Знакомься, Макс, <text:span text:style-name="T3">–</text:span> начала представлять человека Твайлайт. <text:span text:style-name="T3">–</text:span> Это Пинки Пай…</text:p>
      <text:p text:style-name="P1"><text:span text:style-name="T3">–</text:span> Очень приятно, Макс.</text:p>
      <text:p text:style-name="P8">“Макс? Его зовут Макс? Я помню его под другим именем. У него было двухсложное имя. Не помню…”</text:p>
      <text:p text:style-name="P1"><text:span text:style-name="T3">–</text:span> Рэрити. <text:span text:style-name="T3">–</text:span> Твайлайт представила светло-серую единорожку, которая чуть склонила голову в приветствии.</text:p>
      <text:p text:style-name="P1"><text:span text:style-name="T3">–</text:span> Макс. <text:span text:style-name="T3">–</text:span> <text:span text:style-name="T1">к</text:span>ивнул ей в ответ человек.</text:p>
      <text:p text:style-name="P8">“И волосы у него были длинные… И была шерсть на лице… Но глаза - глаза те же…”</text:p>
      <text:p text:style-name="P1">Макс повернулся к ней.</text:p>
      <text:p text:style-name="P1"><text:span text:style-name="T3">–</text:span> Рэйнбоу Дэш. <text:span text:style-name="T3">–</text:span> <text:span text:style-name="T1">п</text:span>редставилась Дэш, всё ещё пытаясь вспомнить нечто ускользающее.</text:p>
      <text:p text:style-name="P1"><text:span text:style-name="T3">–</text:span> Макс. <text:span text:style-name="T3">–</text:span> <text:span text:style-name="T1">з</text:span>акончил представляться человек.</text:p>
      <text:p text:style-name="P8">“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3">–</text:span> Ну это мы ещё посмотрим, <text:span text:style-name="T3">–</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text:soft-page-break/>“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pan text:style-name="T3">&lt;</text:span><text:span text:style-name="T9">Концепция абсолютного зла. Вычеркнуть кого-то из бытия.</text:span></text:p>
      <text:p text:style-name="P1"><text:span text:style-name="T9">Пока идёт борьба за вычёркивание </text:span><text:span text:style-name="T10">—</text:span><text:span text:style-name="T9"> это вычёркивание является злом. Но когда вычёркивание произошло, зло исчезает </text:span><text:span text:style-name="T10">—</text:span><text:span text:style-name="T9"> т.к. вычеркнутого никогда не было, о нём никто не знает. Никто </text:span><text:span text:style-name="T10">—</text:span><text:span text:style-name="T9"> даже вычёркивающий</text:span><text:span text:style-name="T3">&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8">“Значит, всё. Вот как это бывает.”</text:p>
      <text:p text:style-name="P1">Она расправила левое крыло.</text:p>
      <text:p text:style-name="P8">“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10">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text:p>
      <text:p text:style-name="P1"><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1"><text:span text:style-name="T3">–</text:span> Хм. Несколько эпизодов, включая рекурсивный сон. И опять сфера из светящихся точек. <text:span text:style-name="T3">–</text:span> <text:span text:style-name="T1">о</text:span>тметила <text:soft-page-break/>Твайлайт.</text:p>
      <text:p text:style-name="P1"><text:span text:style-name="T3">–</text:span> Что такое “рекурсивный сон”?</text:p>
      <text:p text:style-name="P1"><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1"><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1"><text:span text:style-name="T3">–</text:span> Дайте ей рассказать сон, <text:span text:style-name="T3">–</text:span> протиснулась между подруг РД. <text:span text:style-name="T3">–</text:span> Что ты…</text:p>
      <text:p text:style-name="P1"><text:span text:style-name="T3">–</text:span> А<text:span text:style-name="T1">АА</text:span>!!! <text:span text:style-name="T3">–</text:span> Пинки тонко вскрикнула и затряслась, глядя на РД полными ужаса глазами.</text:p>
      <text:p text:style-name="P1"><text:span text:style-name="T3">–</text:span> Ты чего? <text:span text:style-name="T3">–</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1"><text:span text:style-name="T3">–</text:span> Если тебе тяжело вспоминать сон, не мучайся, <text:span text:style-name="T3">–</text:span> обратилась Твайлайт.</text:p>
      <text:p text:style-name="P1"><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1"><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1"><text:span text:style-name="T3">–</text:span> А кто такая “Она”? <text:span text:style-name="T3">–</text:span> не выдержала Дэш.</text:p>
      <text:p text:style-name="P1"><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1"><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1"><text:span text:style-name="T3">–</text:span> Бедняжка, <text:span text:style-name="T3">–</text:span> прошептала Рэрити, <text:span text:style-name="T3">–</text:span> у неё сейчас вид как у <text:span text:style-name="T3">&lt;</text:span><text:span text:style-name="T9">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3">–</text:span> Мда. <text:span text:style-name="T3">–</text:span> Твайлайт беспомощно уставилась в закрывшуюся дверь. <text:span text:style-name="T3">–</text:span> Индрэ не предупреждал о таких <text:soft-page-break/>последствиях <text:span text:style-name="T3">&lt;</text:span><text:span text:style-name="T9">добавить сочувствия</text:span><text:span text:style-name="T3">&gt;</text:span>.</text:p>
      <text:p text:style-name="P1"/>
      <text:p text:style-name="P1"><text:span text:style-name="T3">&lt;</text:span><text:span text:style-name="T9">После этого случая Тавйлайт решает прекратить сеансы двойного сна. Сеанса с ЭйДжей и Флатти не будет</text:span><text:span text:style-name="T3">&gt;</text:span></text:p>
      <text:p text:style-name="P1"/>
      <text:h text:style-name="Heading_20_2" text:outline-level="2">Исчезновение Селестии</text:h>
      <text:p text:style-name="P1"/>
      <text:p text:style-name="P1"><text:span text:style-name="T3">–</text:span> И в твоём мире нет пони-пегасов и пони-единорогов? Есть только земнопони? <text:span text:style-name="T3">–</text:span> допытывалась РД.</text:p>
      <text:p text:style-name="P1"><text:span text:style-name="T3">–</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3">&lt;</text:span><text:span text:style-name="T10">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3">–</text:span> Ну хорошо, а кто вами правит? Аликорн? Драконикус? Какой-нибудь человек с рогом во лбу? Или у вас нет правителя?</text:p>
      <text:p text:style-name="P1"><text:span text:style-name="T3">–</text:span> Нет, почему? Правитель есть. Только он не постоянный. Его избирают. Раз в несколько лет.</text:p>
      <text:p text:style-name="P1"><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10">изменить причину удивления</text:span><text:span text:style-name="T3">&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3">–</text:span> Хм. Узнаю походку Твайлайт. Что-то случилось. <text:span text:style-name="T3">–</text:span> заметила <text:span text:style-name="T1">пегаска</text:span>.</text:p>
      <text:p text:style-name="P1">И впрямь, на запыхавшейся единорожке лица не было.</text:p>
      <text:p text:style-name="P1"><text:span text:style-name="T3">–</text:span> Она исчезла!!! <text:span text:style-name="T3">–</text:span> Твайлайт не могла отдышаться.</text:p>
      <text:p text:style-name="P1"><text:span text:style-name="T3">–</text:span> Кто <text:span text:style-name="T1">—</text:span> она??? <text:span text:style-name="T3">–</text:span> <text:span text:style-name="T1">х</text:span>ором воскликнули мы и переглянулись.</text:p>
      <text:p text:style-name="P1"><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1"><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1"><text:span text:style-name="T3">–</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1"><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1"><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text:soft-page-break/>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3">–</text:span> Не могу ничем помочь. Я знаю не больше твоего.</text:p>
      <text:p text:style-name="P1">Луна как будто ожидала такой ответ.</text:p>
      <text:p text:style-name="P1"><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1"><text:span text:style-name="T3">–</text:span> Приложу все усилия, Ваше Высочество. Но мне понадобится провести некоторое время в библиотеке Кантерлота.</text:p>
      <text:p text:style-name="P1"><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text:soft-page-break/>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
      <text:p text:style-name="P1"><text:span text:style-name="T3">&lt;</text:span><text:span text:style-name="T9">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6"/>
      <text:p text:style-name="P1"><text:span text:style-name="T3">&lt;</text:span><text:span text:style-name="T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1">—</text:span><text:span text:style-name="T9"> Луна создаёт обратный коридор в срок.</text:span><text:span text:style-name="T3">&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text:soft-page-break/>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3">—</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3">—</text:span> виднелось под листвой плюща.</text:p>
      <text:p text:style-name="P1">“Откуда здесь взялся рухнувший Боинг?” <text:span text:style-name="T3">&lt;</text:span><text:span text:style-name="T10">Дуглас </text:span><text:span text:style-name="T11">—</text:span><text:span text:style-name="T10"> </text:span><text:span text:style-name="T11">DC-3</text:span><text:span text:style-name="T3">&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6"/>
      <text:p text:style-name="P1"><text:span text:style-name="T3">&lt;</text:span><text:span text:style-name="T9">высоко летать нельзя из-за молний</text:span><text:span text:style-name="T3">&gt;</text:span></text:p>
      <text:p text:style-name="P6"/>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3">—</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text:soft-page-break/>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9">двухмесячной</text:span><text:span text:style-name="T3">&gt;</text:span> давности осталось лишь направление движения.</text:p>
      <text:p text:style-name="P1">И опять, как <text:span text:style-name="T3">&lt;</text:span><text:span text:style-name="T9">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text:soft-page-break/>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text:soft-page-break/>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9">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3">&lt;</text:span><text:span text:style-name="T9">Поиски Селестии — сюжет:</text:span></text:p>
      <text:p text:style-name="P15">Базовое положение: Селестия физически находится на компе Влада в соседнем с максовым доме, в качестве этической подпрограммы к Нексусу.</text:p>
      <text:p text:style-name="P15">Кратко:</text:p>
      <text:p text:style-name="P1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5">Эпизод 1:</text:p>
      <text:p text:style-name="P1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5"><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5">…</text:p>
      <text:p text:style-name="P15">Итого:</text:p>
      <text:p text:style-name="P1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5">Эпизод 3.5 (необязательный): День из жизни Дискорда (впечатления от нового мира, интерес путешествия, нежелание возвращаться).</text:p>
      <text:p text:style-name="P15">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3">&lt;</text:span><text:span text:style-name="T9">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text:soft-page-break/>Административная консоль приветственно мигнула зелёным шрифтом.</text:p>
      <text:p text:style-name="P1"><text:span text:style-name="T3">&gt;</text:span>\Привет, Нексус. Это Макс.</text:p>
      <text:p text:style-name="P1"><text:span text:style-name="T3">&lt;\</text:span>Привет, Макс. Рад тебя видеть.</text:p>
      <text:p text:style-name="P8">Хм. Блок эмоций? Или просто модификация стандартного приветствия?</text:p>
      <text:p text:style-name="P1"><text:span text:style-name="T3">&gt;\</text:span>Нексус, отключи память событий за последнюю неделю.</text:p>
      <text:p text:style-name="P1"><text:span text:style-name="T3">&lt;\</text:span>Выполнено, Макс.</text:p>
      <text:p text:style-name="P1"><text:span text:style-name="T3">&gt;</text:span>\Задача по корпоративной логике. Выдай наиболее оптимальное решение.</text:p>
      <text:p text:style-name="P1"><text:span text:style-name="T3">&lt;\</text:span>Жду с нетерпением, Макс.</text:p>
      <text:p text:style-name="P1"><text:span text:style-name="T3">&gt;\</text:span>Постановка задачи.</text:p>
      <text:p text:style-name="P1"><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3">&gt;\</text:span>Ограничения.</text:p>
      <text:p text:style-name="P1"><text:span text:style-name="T3">&gt;\</text:span>Ты не можешь подать в суд на компанию Б и ждать результатов, так как за время разбирательства компания А обанкротится.</text:p>
      <text:p text:style-name="P1"><text:span text:style-name="T3">&gt;\</text:span>Задание.</text:p>
      <text:p text:style-name="P1"><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Задача принята...</text:p>
      <text:p text:style-name="P1"><text:span text:style-name="T3">&lt;\</text:span>...</text:p>
      <text:p text:style-name="P1"><text:span text:style-name="T3">&lt;\</text:span>...</text:p>
      <text:p text:style-name="P1"><text:span text:style-name="T3">&lt;\</text:span>Решение:</text:p>
      <text:p text:style-name="P1"><text:span text:style-name="T3">&lt;\&lt;</text:span><text:span text:style-name="T9">Не следует противопоставлять злу ещё большее зло - это только усилит его — </text:span><text:span text:style-name="T10">кодовая фраза</text:span><text:span text:style-name="T11">&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text:soft-page-break/>–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text:soft-page-break/>–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3">&lt;</text:span><text:span text:style-name="T9">трёх</text:span><text:span text:style-name="T3">&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text:soft-page-break/>–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3">&lt;</text:span><text:span text:style-name="T9">три месяца</text:span><text:span text:style-name="T3">&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6"/>
      <text:p text:style-name="P1"><text:span text:style-name="T3">&lt;</text:span><text:span text:style-name="T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6"/>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9">расширить</text:span><text:span text:style-name="T3">&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9">расширить</text:span><text:span text:style-name="T3">&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9">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9">пять</text:span><text:span text:style-name="T3">&gt;</text:span>длинную прореху в куртке, <text:span text:style-name="T3">&lt;</text:span><text:span text:style-name="T9">как будто сделанную пятернёй с металлическими когтями</text:span><text:span text:style-name="T3">&gt;</text:span>явно сделанную ударом ножа <text:soft-page-break/>вдогонку наотмашь <text:span text:style-name="T3">&lt;</text:span><text:span text:style-name="T9">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3">&lt;</text:span><text:span text:style-name="T9">подать фонарь под другим сосусом</text:span><text:span text:style-name="T3">&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9">уменьшить подозрения — о них должен догадаться Макс</text:span><text:span text:style-name="T3">&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9">улучшить</text:span><text:span text:style-name="T3">&gt;</text:span>. А тот случай, когда мне пришлось зашивать тебе куртку после нападения убийц <text:span text:style-name="T3">&lt;</text:span><text:span text:style-name="T9">клоунов/санта-клаусов</text:span><text:span text:style-name="T3">&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3">&lt;</text:span><text:span text:style-name="T9">сначала эпизод - проверка сумки в серверной</text:span><text:span text:style-name="T3">&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text:soft-page-break/>– Анджела, можно тебя на секундочку?</text:p>
      <text:p text:style-name="P1">– Да? – Она захлопнула книгу <text:span text:style-name="T3">&lt;</text:span><text:span text:style-name="T9">“Последний Единорог” Питера Бигла</text:span><text:span text:style-name="T3">&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
      <text:p text:style-name="P1"><text:span text:style-name="T3">&lt;</text:span><text:span text:style-name="T9">расширить. Перед кафешкой - диалог с Флатти и ЭйДжей. Все думают, что наконец-то нашли Селестию. Все ликуют</text:span><text:span text:style-name="T3">&gt;</text:span></text:p>
      <text:p text:style-name="P6"/>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3">&lt;</text:span><text:span text:style-name="T9">Расширить сцену в кафе. Ожидание, подьём и… падение ожиданий</text:span><text:span text:style-name="T3">&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text:soft-page-break/>–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3">&lt;</text:span><text:span text:style-name="T9">упомянуть болезнь Флатти в соответствующем разделе</text:span><text:span text:style-name="T3">&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text:soft-page-break/>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3">&lt;</text:span><text:span text:style-name="T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21"/>
      <text:p text:style-name="P2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21"/>
      <text:p text:style-name="P31">Разговор не клеился.</text:p>
      <text:p text:style-name="P2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21"><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21"><text:span text:style-name="T3">– </text:span>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21"><text:span text:style-name="T3">– </text:span>Ну хорошо. Убедила. В конце-концов, можем поступить так. Вы с Флатти вернётесь обратно а я продолжу поиски здесь.</text:p>
      <text:p text:style-name="P21"><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21"><text:span text:style-name="T3">– </text:span>Вы можете связываться со мной раз в месяц по коридору.</text:p>
      <text:p text:style-name="P21"><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21"><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21">Эпплджек недоверчиво хмыкнула.</text:p>
      <text:p text:style-name="P21"><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21"><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21"><text:span text:style-name="T3">– </text:span>Конечно оставаться. Кто ещё, кроме нас, может найти её?</text:p>
      <text:p text:style-name="P21"><text:span text:style-name="T3">– </text:span>Я думал, ты не сможешь оставить Энджела и всех остальных надолго.</text:p>
      <text:p text:style-name="P21"><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23"><text:span text:style-name="T3">– </text:span>Извини, Флаттершай, забылся.</text:p>
      <text:p text:style-name="P23"><text:span text:style-name="T3">– </text:span>Та ладно, я ж не против, – возразила Эпплджек. – Не парься, Флатти. Было б хуже, если б он <text:s/>назвал меня Эпплджек на людях.</text:p>
      <text:p text:style-name="P23"><text:span text:style-name="T3">– </text:span>Ты так... – запнулась Флаттершай. – Так быстро забыла свою ферму. И...</text:p>
      <text:p text:style-name="P23"><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23"><text:span text:style-name="T3">– </text:span>Как ты можешь так говорить? – расплакалась Флаттершай.</text:p>
      <text:p text:style-name="P23"><text:span text:style-name="T3">– </text:span>Эй, девушки, не ссорьтесь! Мы — одна команда! И надеюсь, останемся ею и в дальнейшем. </text:p>
      <text:list xml:id="list970154205698370927" text:style-name="L5">
        <text:list-header>
          <text:p text:style-name="P7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23"><text:span text:style-name="T3">– </text:span>А если нет? – Эпплджек смотрела мне мне прямо в глаза.</text:p>
      <text:list xml:id="list37208686" text:continue-numbering="true" text:style-name="L5">
        <text:list-header>
          <text:p text:style-name="P73">Я молча пожал плечами. Эпплджек уверенно продолжила.</text:p>
        </text:list-header>
      </text:list>
      <text:p text:style-name="P23"><text:span text:style-name="T3">–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23"><text:span text:style-name="T3">– </text:span>Спасибо, ЭйДжей.</text:p>
      <text:p text:style-name="P23"><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7213378" text:continue-numbering="true" text:style-name="L5">
        <text:list-header>
          <text:p text:style-name="P73">Флаттершай пробормотала нечто, показавшееся мне знакомым.</text:p>
        </text:list-header>
      </text:list>
      <text:p text:style-name="P23"><text:span text:style-name="T3">– </text:span>Флатти, ты что-то сказала? Я не расслышал.</text:p>
      <text:p text:style-name="P23"><text:span text:style-name="T3">– </text:span>Намерение Изменяет Реальность.</text:p>
      <text:p text:style-name="P23"><text:span text:style-name="T3">– </text:span>Эээ. А где ты слышала эту фразу, если не секрет?</text:p>
      <text:p text:style-name="P23"><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7195505" text:continue-numbering="true" text:style-name="L5">
        <text:list-header>
          <text:p text:style-name="P73">У меня как будто вспыхнула лампочка в мозгу. Кирпичики быстро выстраивались в целостную картину. Я ринулся в прихожую.</text:p>
        </text:list-header>
      </text:list>
      <text:p text:style-name="P23"><text:span text:style-name="T3">– </text:span>Флатти, ЭйДжей, буду через час. Ждите!</text:p>
      <text:p text:style-name="P21"/>
      <text:h text:style-name="P82" text:outline-level="2">Почти.</text:h>
      <text:p text:style-name="P33"/>
      <text:p text:style-name="P23">В офисе меня встретил лыбящийся Стас.</text:p>
      <text:p text:style-name="P2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23">Я уставился на Стаса и он, захлёбываясь от торопливости, начал <text:span text:style-name="T3">расказывать</text:span>.</text:p>
      <text:p text:style-name="P2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23">– Ты его уничтожил?</text:p>
      <text:p text:style-name="P23">– Кого?</text:p>
      <text:p text:style-name="P23">– Этический модуль. Селестию.</text:p>
      <text:p text:style-name="P2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23">– Ты его уничтожил?</text:p>
      <text:p text:style-name="P2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23">– То есть, на домашнем компьютере Влада модуль работает и дальше?</text:p>
      <text:p text:style-name="P23">– Ага. К нему-то у меня доступа нету. Но в кластер к Нексусу он больше не пролезет.</text:p>
      <text:p text:style-name="P23"><text:soft-page-break/>– Спасибо, Стас. Ты молодец.</text:p>
      <text:p text:style-name="P23">Ниточка, чуть было не прервавшаяся в офисе, повела в квартиру Влада.</text:p>
      <text:p text:style-name="P23"/>
      <text:h text:style-name="P82" text:outline-level="2">Дискорд</text:h>
      <text:p text:style-name="Text_20_body"/>
      <text:p text:style-name="P33">Девушки поспешно собирались, пока я растолковывал им задачу.</text:p>
      <text:p text:style-name="P33"><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33"><text:span text:style-name="T3">– </text:span>Это тот твой приятель, который разбился с полгода назад? – спросила Эпплджек.</text:p>
      <text:p text:style-name="P33"><text:span text:style-name="T3">– </text:span>Да, это он.</text:p>
      <text:p text:style-name="P33"><text:span text:style-name="T3">– </text:span>А как мы попадём в его квартиру? Там сейчас кто-то живёт? – Флаттершай прыгала на одной ноге, натягивая кед.</text:p>
      <text:p text:style-name="P33"><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3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34">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3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9">Плохо написано!</text:span><text:span text:style-name="T3">&gt;</text:span></text:p>
      <text:p text:style-name="P34">Я поднёс брелок пропуска к домофону, но дверь подъезда не открылась. Замигала красная лампочка и зажужжал зуммер.</text:p>
      <text:p text:style-name="P34">Я выругался.</text:p>
      <text:p text:style-name="P34"><text:span text:style-name="T3">– </text:span>Макс, что случилось? У нас проблемы?</text:p>
      <text:p text:style-name="P34"><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34"><text:span text:style-name="T3">– </text:span>Так что, будем ломать дверь? – Эпплджек критически осмотрелась, подмечая бабулек на лавочке и зевак во внутреннем скверике.</text:p>
      <text:p text:style-name="P34"><text:span text:style-name="T3">– </text:span>Нет нужды. Лучше станьте-ка сзади меня так, чтобы заслонить от этих бабулек и от вооон той камеры наблюдения.</text:p>
      <text:list xml:id="list7225863875404432829" text:style-name="L6">
        <text:list-header>
          <text:p text:style-name="P7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2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23">Раздался лёгкий «кряк» и дверь подалась.</text:p>
      <text:p text:style-name="P36"><text:span text:style-name="T3">– </text:span>Девушки, заходим.</text:p>
      <text:p text:style-name="P2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2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23">Прихожая встретила нас толстым слоем пыли. Мы тихонько прошли внутрь и я закрыл дверь изнутри.</text:p>
      <text:p text:style-name="P21"><text:span text:style-name="T1">Компьютер</text:span> стоял там же, где и обычно <text:span text:style-name="T1">— в личном кабинете Влада на столе у окна.</text:span></text:p>
      <text:p text:style-name="P36"><text:span text:style-name="T3">– </text:span>Макс, тут окно разбито! И верёвка какая-то висит. – крикнула Флаттершай из кухни.</text:p>
      <text:p text:style-name="P36"><text:span text:style-name="T3">– </text:span>Оставь, Флатти, не сейчас! – отмахнулся я.</text:p>
      <text:p text:style-name="P42">Лампочка питания на ноутбуке горела, <text:s/>но подключенный монитор оставался тёмным. Я постучал по пробелу, но безрезультатно.</text:p>
      <text:p text:style-name="P36"><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36"><text:span text:style-name="T3">– </text:span>Монитор выключен. – <text:s/>раздалось из угла. Кресло с высокой спинкой повернулось, открыв нашим взорам Дискорда. </text:p>
      <text:p text:style-name="P3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36">Он приподнял панамку, дурашливо здороваясь.</text:p>
      <text:p text:style-name="P36"><text:span text:style-name="T3">– </text:span>Оп-па! – пробормотала Эпплджек. – Нежданчик!</text:p>
      <text:p text:style-name="P36"><text:span text:style-name="T3">– </text:span>Ты, я вижу, времени не терял, – моя рука под прикрытием стола медленно тянулась к тяжёлой фарфоровой кружке, стоящей на краю.</text:p>
      <text:p text:style-name="P43"><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43"><text:span text:style-name="T3">– </text:span>А почему ты вообще решил искать нас тут? – спросила Эпплджек. – Приехал бы домой. Мы б тебя чаем напоили.</text:p>
      <text:p text:style-name="P43"><text:span text:style-name="T3">– </text:span>Видишь ли, дорогая Эй-Джей, я с самого начала знал, где находится наша уважаемая принцесса, а времени в обрез, так что...</text:p>
      <text:p text:style-name="P45"><text:soft-page-break/>В проёме дверей появилась Флаттершай.</text:p>
      <text:p text:style-name="P43"><text:span text:style-name="T3">– </text:span>С кем это вы тут разговариваете?</text:p>
      <text:list xml:id="list704147443301776236" text:style-name="L7">
        <text:list-header>
          <text:p text:style-name="P8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45">Оглушённый Дискорд попытался было отъехать на кресле в сторону, но я припёр его стулом к стенке.</text:p>
      <text:p text:style-name="P43">– Жанна, Флатти, хватайте ноут и на выход! Я с ним разберусь! Не теряйте вре...!</text:p>
      <text:p text:style-name="P43">– ТЫ ИДИО...!!!</text:p>
      <text:p text:style-name="P43">Дискорд <text:s/>зорал одновременно со мной, прикрываясь от меня руками, когда раздался оглушительный</text:p>
      <text:p text:style-name="P43">...</text:p>
      <text:p text:style-name="P44">БАХ!!!</text:p>
      <text:p text:style-name="P43">…</text:p>
      <text:p text:style-name="P43">Эпплджек с <text:s/>нервным всхлипом опустила толстенный том «Энтерпрайз-паттернов» , издание девятое, дополненное.</text:p>
      <text:p text:style-name="P36">На лице Дискорда появилось удивлённо-мечтательное выражение и он вырубился.</text:p>
      <text:p text:style-name="P36"/>
      <text:h text:style-name="Heading_20_2" text:outline-level="2">Селестия</text:h>
      <text:p text:style-name="P36"/>
      <text:p text:style-name="P36">Включенный монитор показал схематическое изображение Селестиии, </text:p>
      <text:p text:style-name="P37">&gt;\<text:span text:style-name="T1">Привет, Селестия. Это Макс. Как себя чувствуешь?</text:span></text:p>
      <text:p text:style-name="P37">&lt;\<text:span text:style-name="T1">Макс? МАКС??? МА-А-А-АКС!!! НАКОНЕЦ-ТО! КАК Я РАДА ТЕБЯ СЛЫШАТЬ! </text:span></text:p>
      <text:p text:style-name="P37">&gt;\<text:span text:style-name="T1">Я рад, что нашёл тебя, Тия.</text:span></text:p>
      <text:p text:style-name="P3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37">&gt;\<text:span text:style-name="T1">Тия, я сейчас подключу микрофон и колонки, и мы сможем общаться более удобно.</text:span></text:p>
      <text:p text:style-name="P36">…</text:p>
      <text:p text:style-name="P36">– Привет опять. Как ты меня слышишь?</text:p>
      <text:p text:style-name="P3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37">– <text:span text:style-name="T1">Могу себе представить. Как-то раз я провёл три часа камере сенсорной депривации. Мне не понравилось.</text:span></text:p>
      <text:p text:style-name="P36">– Эммм... Ваше Высочество, вы в порядке? Мы так рады, что наконец-то нашли Вас! – вклинилась в разговор Эпплджек.</text:p>
      <text:p text:style-name="P36">– Кто тут? Макс, кто ещё с тобой?</text:p>
      <text:p text:style-name="P37"><text:span text:style-name="T1">– Со мной Эпплджек и Флаттершай. Мы пришли сюда полгода </text:span>&lt;<text:span text:style-name="T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37">– <text:span text:style-name="T1">Девочки? Я рада вас слышать. А Твайлайт нет рядом?</text:span></text:p>
      <text:p text:style-name="P36"><text:soft-page-break/>–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36">При этих словах Дискорд замычал и задёргался. Эпплджек нахмурилась и проверила верёвки, привязывающие его к спинке стула.</text:p>
      <text:p text:style-name="P3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36">– Ноутбук — так называется место, где я нахожусь сейчас? А кто это мычит?</text:p>
      <text:p text:style-name="P3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36">– О, духи предков, но зачем??? Почему у него кляп во рту?</text:p>
      <text:p text:style-name="P36">– Мы связали его. Он нас предал. И тебя. И Эквестрию. Всех.</text:p>
      <text:p text:style-name="P36">При этих словах Эпплджек и Флаттершай непонимающе уставились на меня, а Дискорд протестующе замычал.</text:p>
      <text:p text:style-name="P36">Я начал рассказывать о своих догадках, и непонимающее выражение на лицах девушек сменилось удивлением.</text:p>
      <text:p text:style-name="P36">– Нифигасе! – Эпплджек уставилась на Дискорда. – Никогда бы не догадалась! Он, конечно, пиз<text:span text:style-name="T3">#</text:span>обол и распи<text:span text:style-name="T3">#</text:span>дяй, но чтоб предатель... Я о таком и не думала даже.</text:p>
      <text:p text:style-name="P36">– А зачем тогда ты приложила его книгой? – непонимающе уставился я на неё.</text:p>
      <text:p text:style-name="P36">– Потому что ты напал на него. Я и подумала — тебе виднее. И помогла.</text:p>
      <text:p text:style-name="P36">Флаттершай отрицающе мотнула головой.</text:p>
      <text:p text:style-name="P36">– Не может Дискорд быть предателем. Он мой друг.</text:p>
      <text:p text:style-name="P36">Дискорд благодарственно замычал и закивал головой.</text:p>
      <text:p text:style-name="P3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36">Дискорд завёл глаза на лоб и обречённо завыл.</text:p>
      <text:p text:style-name="P36">– Макс, постой. Дай мне поговорить с ним. – сказала Селестия. – Не могу поверить, что Дискорд на такое пошёл.</text:p>
      <text:p text:style-name="P36">– Ну хорошо. Поговори. Послушаем, что он скажет.</text:p>
      <text:p text:style-name="P36">Я красноречиво покачал кулак перед его носом и вытащил кляп.</text:p>
      <text:p text:style-name="P36">...</text:p>
      <text:p text:style-name="P47">– Ффы, тьфу, пффф, пфу! <text:span text:style-name="T3">&lt;</text:span><text:span text:style-name="T9">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4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47">– Это я-то устраиваю цирк?!! ДА ТЫ НА СЕБЯ ПОСМОТРИ, КЛОУН!!! На людей кидаешься, чашками бросаешься, вон, мне нос разбил! Дерёшься...</text:p>
      <text:p text:style-name="P47">Я угрожающе поднёс тряпку к лицу Дискорда.</text:p>
      <text:p text:style-name="P47">– Ещё одно слово в таком тоне, и ты заткнёшься, а мы уйдём в Эквестрию без тебя!</text:p>
      <text:p text:style-name="P47">– Ой-ёй-ёй, как я испугался! – передразнил меня Дискорд. – Ещё одно слово в таком тоне, и я таки <text:soft-page-break/>заткнусь окончательно, и никто никуда не уйдёт. Ни в какую Эквестрию....</text:p>
      <text:p text:style-name="P47">Дискорд демонстративно закрыл рот и посвистывая уставился в потолок.</text:p>
      <text:p text:style-name="P47">Разговор зашёл в тупик.</text:p>
      <text:p text:style-name="P49"/>
      <text:p text:style-name="P50">На мониторе высветился текст:</text:p>
      <text:p text:style-name="P4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50"/>
      <text:p text:style-name="P50">Из колонок послышался лёгкий шорох.</text:p>
      <text:p text:style-name="P47">– Дик, сейчас не время для ссор. – голос Селестии был мягким, но настойчивым. – Мы в одной лодке.</text:p>
      <text:p text:style-name="P47">– Тебе легко говорить! Тебе не разбивали нос и не оскорбляли угрозами!</text:p>
      <text:p text:style-name="P47">– Ты должен понимать, что у Макса были все основания так себя вести. Твоё поведение вызвало подозрения у него, ведь он мало тебя знает. </text:p>
      <text:p text:style-name="P47">К уговорам Селестии присоединилась Флаттершай.</text:p>
      <text:p text:style-name="P47">– Дискорд, миленький, прости его. Макс хороший. Он просто не знал, что ты тоже хороший...</text:p>
      <text:p text:style-name="P47">У Дискорда покраснели уши и он засмущался и заворчал.</text:p>
      <text:p text:style-name="P4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47">Я пропустил «дятла» мимо ушей.</text:p>
      <text:p text:style-name="P5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48">***</text:p>
      <text:p text:style-name="P4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4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4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47">Потому разбрасываться такой возможностью не стоит. Если уж тебе повезло оказаться в новом мире — исследуй его сполна!..</text:p>
      <text:p text:style-name="P48">***</text:p>
      <text:p text:style-name="P52"><text:soft-page-break/>&lt;<text:span text:style-name="T10">сюда можно вставить похождения Дискорда — вторая неопубликованная глава. Первая — секс с Селестией</text:span>&gt;</text:p>
      <text:p text:style-name="P48">***</text:p>
      <text:p text:style-name="P50">– Развяжите мне, наконец, руки! Или хотя бы одну. Плечами жестикулировать неудобно.... </text:p>
      <text:p text:style-name="P50">Я развязал Дискорду левую руку.</text:p>
      <text:p text:style-name="P4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50">Дискорд принялся разминать затёкшее запястье.</text:p>
      <text:p text:style-name="P5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50">– Какое письмо, Корди? – вскинулась до этого зачарованно слушавшая Дискорда Флаттершай.</text:p>
      <text:p text:style-name="P50">– Ну ваше же! Вы с Эпплджек написали мне о своих мытарствах тут. Вежливо так написали, спасибо...</text:p>
      <text:p text:style-name="P50">Флаттершай покрылась пунцовыми пятнами.</text:p>
      <text:p text:style-name="P50">– Я... Мы... – тут она совсем стушевалась.</text:p>
      <text:p text:style-name="P50">– Так а почему ты сказал, что никто не уйдёт в Эквестрию? – наконец перебила Дискорда скучавшая до этого Эпплджек.</text:p>
      <text:p text:style-name="P50">Дискорд уставился на неё долгим взглядом, а потом хлопнул себя по лбу.</text:p>
      <text:p text:style-name="P5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5">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50">– И что? – продолжила его мысль Эпплджек.</text:p>
      <text:p text:style-name="P50">– Эквестрийские <text:span text:style-name="T3">&lt;</text:span><text:span text:style-name="T9">три месяца</text:span><text:span text:style-name="T3">&gt;</text:span> КО-РО-ЧЕ местных. – с нажимом повторил Дискорд. – По моим подсчётам, на два дня.</text:p>
      <text:p text:style-name="P50">– И?!! – до меня уже дошло, но Эпплджек продолжала тупить.</text:p>
      <text:p text:style-name="P50">– Короче, времени у нас осталось что-то около пятнадцати минут. Или около того. – заявил Дискорд, поднеся к глазам запястье с массивными часами.</text:p>
      <text:p text:style-name="P50">– СКОЛЬКО??? – воскликнули хором я и девушки.</text:p>
      <text:p text:style-name="P50">Дискорд открыл было рот, но его слова заглушил звонок в дверь.</text:p>
      <text:p text:style-name="P50">– ОТКРОЙТЕ, ПОЛИЦИЯ! Вам даётся полминуты, чтобы открыть дверь. Через тридцать секунд дверь будет выбита!</text:p>
      <text:p text:style-name="P50"><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50">Массаракш!</text:p>
      <text:p text:style-name="P50">– На крышу, живо!!! Через окно на кухне! – зашипел Дискорд, отчаянно дёргая узлы свободной рукой.</text:p>
      <text:p text:style-name="P50">Эпплджек, одной рукой сгребя в охапку ноутбук, второй увлекая Флаттершай, кинулась на кухню.</text:p>
      <text:p text:style-name="P50">– А толку? Куда мы с крыши денемся? – спросил я растерянно. Дискорд только раздражённо зарычал в ответ.</text:p>
      <text:p text:style-name="P47">Дверь содрогнулась от мощного удара. Послышался стук падающей штукатурки. Я сломя голову кинулся на кухню.</text:p>
      <text:p text:style-name="P47">– Развяжи меня, идиот!!! – гаркнул вдогонку Дискорд.</text:p>
      <text:p text:style-name="P4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47">– Давай на крышу! Я догоню! – рявкнул он, освобождая вторую руку.</text:p>
      <text:p text:style-name="P47">От второго удара дверная коробка крякнула и наполовину въехала в коридор. </text:p>
      <text:p text:style-name="P4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47">Верёвка в кухонном окне дёргалась от движений лезущих по ней Флатти и Эпплджек. Я словил её рукой и стал на подоконник.</text:p>
      <text:p text:style-name="P47">Чёрт!</text:p>
      <text:p text:style-name="P4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47">Но нет, триста тысяч чертей, раз девушки смогли – я тоже смогу!</text:p>
      <text:p text:style-name="P4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4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47">Я успел сократить расстояние до Эпплджек наполовину, когда девушки нашли решение.</text:p>
      <text:p text:style-name="P4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4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47">Я выдохнул.</text:p>
      <text:p text:style-name="P47">Флаттершай вновь появилась над бортиком. Она наклонилась вниз и протянула руку. Эпплджек <text:soft-page-break/>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4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47">Чёрт! Чёрт! Чёрт! Чёрт!</text:p>
      <text:p text:style-name="P47">Бля!!!...</text:p>
      <text:p text:style-name="P47">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47"/>
      <text:h text:style-name="Heading_20_2" text:outline-level="2">Назад, в Эквестрию</text:h>
      <text:p text:style-name="P47"/>
      <text:p text:style-name="P47">Долго паниковать не пришлось. </text:p>
      <text:p text:style-name="P47">Я почувствовал сильный рывок за шиворот и захват поперёк груди. </text:p>
      <text:p text:style-name="P47">– ОТПУСТИ ДЕВЧОНКУ!!! – загрохотало мне в ухо. Я открыл глаза.</text:p>
      <text:p text:style-name="P4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47">Я чуть поднял глаза и уставился в чешуйчатую морду дракона.</text:p>
      <text:p text:style-name="P47">– Отпусти Эпплджек. Я её держу. – повторил Дискорд. – Мне сбалансироваться надо. Вы не такие уж и лёгкие.</text:p>
      <text:p text:style-name="P4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47">Наконец это ему удалось, и дальнейший подъём на крышу происходил в молчании.</text:p>
      <text:p text:style-name="P4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4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47">Флаттершай оторвала заплаканное лицо от моей ветровки.</text:p>
      <text:p text:style-name="P47">– Да-да, ты прав, Корди. Я готова.</text:p>
      <text:p text:style-name="P47">На длинной шее Дискорда разместились Эпплджек и Флаттершай. Я, для сохранения баланса, <text:soft-page-break/>разместился позади крыльев.</text:p>
      <text:p text:style-name="P47">Дискорд расправил крылья и начал короткую пробежку к краю.</text:p>
      <text:p text:style-name="P5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47">И мы полетели навстречу закату.</text:p>
      <text:p text:style-name="P4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47">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4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47">– Пристегните ремни! – проревел Дискорд, резко ускоряясь. – Будет весело!!!</text:p>
      <text:p text:style-name="P4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47">– ЙУУУУУУУХХХУУУУУ!!! – заорал Дискорд, сложил крылья и врезался в шар.</text:p>
      <text:p text:style-name="P51">&lt;<text:span text:style-name="T1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25"/>
      <text:p text:style-name="P2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2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2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2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2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21"><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2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21"><text:span text:style-name="T1">– </text:span>Анакорн. <text:span text:style-name="T1">– о</text:span>трекомендовался он. <text:span text:style-name="T3">– </text:span><text:span text:style-name="T1">Демиург.</text:span></text:p>
      <text:p text:style-name="P21"><text:span text:style-name="T1">– </text:span>П-привет. Макс. <text:span text:style-name="T1">– в</text:span> смятении представился я.</text:p>
      <text:p text:style-name="P2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2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21"><text:span text:style-name="T1">Юноша</text:span> закинул ногу за ногу и пытливо смотрел на меня, играя карандашём .</text:p>
      <text:p text:style-name="P21">Я совсем запутался.</text:p>
      <text:p text:style-name="P21"><text:span text:style-name="T1">– </text:span>Какая проблема? Какое решение? Кто ты <text:span text:style-name="T1">вообще</text:span>?</text:p>
      <text:p text:style-name="P21"><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2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2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23">– Стоп, не торопись. – у меня голова пошла кругом от информации. – Я ничего не понял. Какие-такие проблемы? Какие варианты? Зачем его поддерживать?</text:p>
      <text:p text:style-name="P23">Анакорн недовольно поморщился, но продолжил.</text:p>
      <text:p text:style-name="P2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2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2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text:soft-page-break/>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2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23">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23">На голограмме появилась солнечная система Эквуса. Почему-то в центре системы был сам Эквус. Вокруг него вращались солнце и луна.</text:p>
      <text:p text:style-name="P23">Анакорн плюхнулся обратно в кресло и схватился за голову. Потом, немного успокоившись, продолжил.</text:p>
      <text:p text:style-name="P2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2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10">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1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23">Анакорн постучал по столику указкой. Солнечная система увеличилась, оставив в поле зрения только шар Эквуса.</text:p>
      <text:p text:style-name="P2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2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text:soft-page-break/>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2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4">старом аналоговом телевизоре.</text:span></text:p>
      <text:p text:style-name="P27">Ко мне наконец-то пришло понимание ситуации.</text:p>
      <text:p text:style-name="P2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23">Анакорн смутился.</text:p>
      <text:p text:style-name="P2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23">(<text:span text:style-name="T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23"><text:span text:style-name="T7">– Сам ты раздолбай! – произнёс, наконец, Свирл</text:span>)</text:p>
      <text:p text:style-name="P23">… И создали вы его достаточно топорно — видишь, он трещит по швам.</text:p>
      <text:p text:style-name="P23">– Хмм. То есть, это брони создали Эквус?</text:p>
      <text:p text:style-name="P2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23">Я вспомнил события последнего года <text:span text:style-name="T3">&lt;</text:span>упомянуть в эпизоде на Терре, что МЛП-сериал закрылся год назад<text:span text:style-name="T3">&gt;</text:span></text:p>
      <text:p text:style-name="P2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23">Анакорн с такой силой сжал карандаш, что он хрустнул.</text:p>
      <text:p text:style-name="P2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2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2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2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25">– </text:p>
      <text:p text:style-name="P2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27">– Верни Рэйнбоу!!!</text:p>
      <text:p text:style-name="P27">Обломки карандаша выпали из кулака Анакорна на столик.</text:p>
      <text:p text:style-name="P27">– Э-э-э… м-м-м… ну-у-у... Нельзя сказать, что это совсем невыполнимо… Но, прямо скажу, задачка <text:soft-page-break/>не для студента!</text:p>
      <text:p text:style-name="P27">– А ты студент?</text:p>
      <text:p text:style-name="P2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2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2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2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2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2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27">– Нет. Плата остаётся неизменной. Тут мы квиты. У меня тоже мало шансов помочь тебе — я не имею ни малейшего понятия, как это сделать.</text:p>
      <text:p text:style-name="P27">Ставшие почти прозрачными стены комнаты снова обрели материальность. Анакорн пожал плечами и протянул мне руку через столик.</text:p>
      <text:p text:style-name="P2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2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2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27">Я задумался.</text:p>
      <text:p text:style-name="P2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text:soft-page-break/>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27">Анакорн почесал в затылке.</text:p>
      <text:p text:style-name="P27">– А кьютимарки? Как, <text:span text:style-name="T3">&lt;</text:span><text:span text:style-name="T11">чёрт</text:span><text:span text:style-name="T3">&gt;</text:span> меня побери, объяснить кьютимарки?</text:p>
      <text:p text:style-name="P27">– А кьютимарки ты сам даришь пони, когда распознаёшь их жизненное предназначение.</text:p>
      <text:p text:style-name="P2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27">Я пожал плечами.</text:p>
      <text:p text:style-name="P27">– А по-другому я не могу объяснить их появление. К сожалению.</text:p>
      <text:p text:style-name="P3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38">– Хорошо. Уболтал. Кьютимарки беру на себя. Так и знал, что мне самое трудное достанется!</text:p>
      <text:p text:style-name="P3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38">Анакорн проследил мой взгляд.</text:p>
      <text:p text:style-name="P38">– Нечего так смотреть. Если я стану применять магию вместо ловкости, теряется весь смысл упражнения... О, глянь-ка на Эквус!</text:p>
      <text:p text:style-name="P38">И впрямь, было на что посмотреть. Уровень помех на модели Эквуса значительно снизился и сама она стала светиться ровным голубоватым светом.</text:p>
      <text:p text:style-name="P3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38"/>
      <text:p text:style-name="P40">Да, т<text:span text:style-name="T1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41"/>
      <text:p text:style-name="P41">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40"/>
      <text:p text:style-name="P38">Я опять задумался. В голове было пусто. Хотя, если подумать с точки зрения программиста, можно... Наверное можно, раз все предыдущее прокатило...</text:p>
      <text:p text:style-name="P39">– <text:span text:style-name="T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39">– Не понял? Это как? Как ты совместишь разрушенную магическими войнами Эквестрию с романтически-сексуальным раем для попаданцев?</text:p>
      <text:p text:style-name="P39"><text:span text:style-name="T3">–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39">Анакорн долго мусолил карандаш, а потом вдруг заржал.</text:p>
      <text:p text:style-name="P39"><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39"><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39">Анакорн примирительно похлопал меня по плечу.</text:p>
      <text:p text:style-name="P39"><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39">Я подозрительно посмотрел на Анакорна.</text:p>
      <text:p text:style-name="P39"><text:span text:style-name="T3">– </text:span>Какой ещё, нафиг, «мой фанфик»? Я никакого фанфика не писал. И не собираюсь, вообще-то.</text:p>
      <text:p text:style-name="P39">Анакорн ехидно ухмыльнулся и откинулся в кресле, переплетя пальцы за затылком.</text:p>
      <text:p text:style-name="P39"><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38"><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p text:style-name="P38"><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38"><text:span text:style-name="T3">– </text:span>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38">Анакорн развёл руками.</text:p>
      <text:p text:style-name="P38"><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3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3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38">Анакорн, глядя на мои терзания, понимающе кивнул и продолжил.</text:p>
      <text:p text:style-name="P23"><text:soft-page-break/>–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23">– Гм! Я бы попросил тебя не касаться моих отношений с Рэйнбоу.</text:p>
      <text:p text:style-name="P2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23">У меня сердце буквально ухнуло куда-то вниз, в область желудка.</text:p>
      <text:p text:style-name="P2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2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23">– Та ладно, не утешай. Я не маленький ребёнок. Долг платежём красен. Сделаю то, что ты хочешь. Как сумею.</text:p>
      <text:p text:style-name="P2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23">Анакорн наблюдал за мной без улыбки. По его нейтральному выражению лица невозможно было догадаться, о чём он думает.</text:p>
      <text:p text:style-name="P23">– Ну вот и отлично. Рад, что мы наконец-то пришли к сделке.</text:p>
      <text:p text:style-name="P2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28">– Пора закругляться. Ты начинаешь сгорать. Надо утрясти последние детали, пока ещё есть пару минут.</text:p>
      <text:p text:style-name="P23">– Валяй. Я тебя внимательно слушаю.</text:p>
      <text:p text:style-name="P2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9">Такова природа низкоэнергетических монад</text:span>.</text:p>
      <text:p text:style-name="P23">– А я разве сплю?</text:p>
      <text:p text:style-name="P23">– Сейчас — нет. Но как только мы закроем сделку — проснёшься. Потому что нет иного способа вернуть тебя в реальный мир.</text:p>
      <text:p text:style-name="P23">– Эээ, постой. А как я в Эквестрию и обратно возвращался?</text:p>
      <text:p text:style-name="P2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23">Так вот, возвращать тебя обратно в твой мир я не буду. </text:p>
      <text:p text:style-name="P23"><text:soft-page-break/>Во-первых, может возникнуть временная 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2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2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2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2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23">– Ты ещё увидишь пару снов на прощание. Удачи!</text:p>
      <text:p text:style-name="P23"/>
      <text:p text:style-name="P24">***</text:p>
      <text:p text:style-name="P23">– Привет, Макс. – образ Селестии снова реял передо мной, как полгода назад. – Я хочу поблагодарить тебя за всё.</text:p>
      <text:p text:style-name="P23">– Пожалста. – ответил я безучастно. – Всегда рад. Только Вам не нужно было ТАК распинаться, чтобы заручиться моей помощью.</text:p>
      <text:p text:style-name="P23">Селестия на мгновение смутилась, но продолжила.</text:p>
      <text:p text:style-name="P23">– <text:s text:c="2"/>За благополучие Эквестрии я бы и не ТАК разопнулась, но в данном случае ты не прав. Я была искренней с тобой и всё, что было между нами — настоящее. <text:span text:style-name="T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2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47">Селестия кивнула, соглашаясь, и образ её начал меркнуть.</text:p>
      <text:p text:style-name="P51">– <text:span text:style-name="T1">Окей. Будь счастлив и... спасибо тебе за всё, Макс.</text:span></text:p>
      <text:p text:style-name="P47">…</text:p>
      <text:p text:style-name="P5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47"><text:soft-page-break/></text:p>
      <text:list xml:id="list3500406889971671756" text:style-name="L8">
        <text:list-header>
          <text:p text:style-name="P79">(<text:span text:style-name="T12">Луна — как повелительница снов, слышала разговор Макса с Анакорном</text:span>)</text:p>
          <text:p text:style-name="P80"/>
        </text:list-header>
      </text:list>
      <text:p text:style-name="P48">***</text:p>
      <text:p text:style-name="P21"><text:span text:style-name="T1">–</text:span> Ты?..</text:p>
      <text:p text:style-name="P21"><text:span text:style-name="T1">–</text:span> Ты??!</text:p>
      <text:p text:style-name="P21"><text:span text:style-name="T1">–</text:span> Ты мне снишься??</text:p>
      <text:p text:style-name="P21"><text:span text:style-name="T1">–</text:span> Это ты мне снишься!!</text:p>
      <text:p text:style-name="P21"><text:span text:style-name="T1">–</text:span> Неважно… Пусть мы друг-другу снимся… Ты как, Дэш?</text:p>
      <text:p text:style-name="P2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21"><text:span text:style-name="T1">–</text:span> И я в порядке. Вот, возвращаюсь в свой мир. Ну, не совсем в свой. Почти в свой.</text:p>
      <text:p text:style-name="P21"><text:span text:style-name="T1">–</text:span> Навсегда?</text:p>
      <text:p text:style-name="P21"><text:span text:style-name="T1">–</text:span> Скорее всего, да.</text:p>
      <text:p text:style-name="P21"><text:span text:style-name="T1">–</text:span> Это плохо. Я хотела тебе сказать…</text:p>
      <text:p text:style-name="P21"><text:span text:style-name="T1">–</text:span> Не надо, Дэш. Не стоит терзать себя. Мне тоже очень хотелось остаться. Но так надо. Мне очень жаль…</text:p>
      <text:p text:style-name="P2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2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21"><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2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2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21"><text:span text:style-name="T1">–</text:span> И тебя, и Твайлайт, и Рэрити, и Селестию, и всех-всех-всех… Таковы правила.</text:p>
      <text:p text:style-name="P21"><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21">Я опустил руку на шею Дэш и ощутил теплоту и лёгкое покалывание в пустоте.</text:p>
      <text:p text:style-name="P21"><text:span text:style-name="T3">–</text:span> Мне кажется, Дэш, <text:span text:style-name="T1">м</text:span>ы найдём способ связаться. Рано или поздно.</text:p>
      <text:p text:style-name="P21"><text:span text:style-name="T1">–</text:span> И лучше рано, чем поздно! Я не люблю ждать!</text:p>
      <text:p text:style-name="P21"><text:span text:style-name="T1">–</text:span> Да, Дэш. <text:span text:style-name="T1">–</text:span> Её образ начал таять. <text:span text:style-name="T1">–</text:span> Да, я помню. Я всё ещё помню…</text:p>
      <text:p text:style-name="P21"/>
      <text:h text:style-name="Heading_20_2" text:outline-level="2"><text:soft-page-break/>Земля</text:h>
      <text:p text:style-name="P21"/>
      <text:p text:style-name="P29">Я открыл глаза. <text:span text:style-name="T1">Бляяяяяяя... У</text:span>же десять... <text:span text:style-name="T1">Башка чугунная. Вот на кой хрен ложиться в два, чтоб потом спать до десяти и ни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чёрту!</text:span></text:p>
      <text:p text:style-name="P29"><text:span text:style-name="T1">Я нашарил ногами тапки и пошёл в ванную. Проходя мимо стола, зацепился взглядом за</text:span> эскиз <text:span text:style-name="T1">рисунка</text:span>.</text:p>
      <text:p text:style-name="P2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0">Массаракш!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0">Доставая из стола ключи от машины, опять наткнулся взглядом на эскиз.</text:p>
      <text:p text:style-name="P3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0">Назову-ка я фантазию «Последний фанфик».</text:p>
      <text:p text:style-name="P30"/>
      <text:p text:style-name="P30"/>
      <text:p text:style-name="P30"/>
      <text:p text:style-name="P21"/>
      <text:p text:style-name="P21"/>
      <text:p text:style-name="P21"/>
      <text:p text:style-name="P21"/>
      <text:p text:style-name="P21"/>
      <text:p text:style-name="P21"/>
      <text:p text:style-name="P21"/>
      <text:p text:style-name="P2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1"/>
      <text:p text:style-name="P2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0-06T17:03:46.04</dc:date>
    <meta:editing-duration>P29DT23H17M39S</meta:editing-duration>
    <meta:editing-cycles>489</meta:editing-cycles>
    <meta:generator>OpenOffice/4.1.1$Win32 OpenOffice.org_project/411m6$Build-9775</meta:generator>
    <dc:creator>макс </dc:creator>
    <meta:document-statistic meta:table-count="0" meta:image-count="0" meta:object-count="0" meta:page-count="100" meta:paragraph-count="2004" meta:word-count="43915" meta:character-count="279252"/>
  </office:meta>
</office:document-meta>
</file>